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in" fo:margin-bottom="0.1665in" loext:contextual-spacing="false" fo:line-height="100%"/>
    </style:style>
    <style:style style:name="P3" style:family="paragraph" style:parent-style-name="Standard" style:master-page-name="Standard">
      <style:paragraph-properties fo:margin-top="0in" fo:margin-bottom="0.1665in" loext:contextual-spacing="false" fo:line-height="100%" fo:text-align="end" style:justify-single-word="false" style:page-number="1"/>
    </style:style>
    <style:style style:name="P4"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57"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58"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59"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6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61"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62"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64"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66"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67"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6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6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71"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72"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75"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7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77"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7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83"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84"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8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8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87"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88"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91"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92"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93"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94"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95"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96"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97"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98" style:family="paragraph" style:parent-style-name="Standard" style:list-style-name="WWNum50">
      <style:paragraph-properties fo:margin-left="0.5in" fo:margin-right="0in" fo:margin-top="0in" fo:margin-bottom="0.1665in" loext:contextual-spacing="false" fo:line-height="100%" fo:text-indent="-0.25in" style:auto-text-indent="false"/>
    </style:style>
    <style:style style:name="P99"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10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0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02"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103"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04"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105"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10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07"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108"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109"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110"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11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12"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1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114"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15"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116" style:family="paragraph" style:parent-style-name="Standard" style:list-style-name="WWNum43">
      <style:paragraph-properties fo:margin-left="0.5in" fo:margin-right="0in" fo:margin-top="0.1665in" fo:margin-bottom="0.1665in" loext:contextual-spacing="false" fo:line-height="100%" fo:text-indent="-0.25in" style:auto-text-indent="false"/>
    </style:style>
    <style:style style:name="P117" style:family="paragraph" style:parent-style-name="Standard" style:list-style-name="WWNum30">
      <style:paragraph-properties fo:margin-left="0.5in" fo:margin-right="0in" fo:margin-top="0.1665in" fo:margin-bottom="0.1665in" loext:contextual-spacing="false" fo:line-height="100%" fo:text-indent="-0.25in" style:auto-text-indent="false"/>
    </style:style>
    <style:style style:name="P118" style:family="paragraph" style:parent-style-name="Standard" style:list-style-name="WWNum16">
      <style:paragraph-properties fo:margin-left="0.5in" fo:margin-right="0in" fo:margin-top="0.1665in" fo:margin-bottom="0.1665in" loext:contextual-spacing="false" fo:line-height="100%" fo:text-indent="-0.25in" style:auto-text-indent="false"/>
    </style:style>
    <style:style style:name="P119" style:family="paragraph" style:parent-style-name="Standard" style:list-style-name="WWNum56">
      <style:paragraph-properties fo:margin-left="0.5in" fo:margin-right="0in" fo:margin-top="0.1665in" fo:margin-bottom="0.1665in" loext:contextual-spacing="false" fo:line-height="100%" fo:text-indent="-0.25in" style:auto-text-indent="false"/>
    </style:style>
    <style:style style:name="P120"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121" style:family="paragraph" style:parent-style-name="Standard">
      <style:paragraph-properties fo:margin-top="0.1665in" fo:margin-bottom="0.1665in" loext:contextual-spacing="false" fo:line-height="100%"/>
    </style:style>
    <style:style style:name="P122" style:family="paragraph" style:parent-style-name="Standard" style:list-style-name="WWNum48">
      <style:paragraph-properties fo:margin-left="1in" fo:margin-right="0in" fo:margin-top="0in" fo:margin-bottom="0in" loext:contextual-spacing="false" fo:line-height="100%" fo:text-indent="-0.25in" style:auto-text-indent="false"/>
    </style:style>
    <style:style style:name="P123"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124" style:family="paragraph" style:parent-style-name="Standard" style:list-style-name="WWNum42">
      <style:paragraph-properties fo:margin-left="1in" fo:margin-right="0in" fo:margin-top="0in" fo:margin-bottom="0in" loext:contextual-spacing="false" fo:line-height="100%" fo:text-indent="-0.25in" style:auto-text-indent="false"/>
    </style:style>
    <style:style style:name="P125"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26" style:family="paragraph" style:parent-style-name="Standard" style:list-style-name="WWNum33">
      <style:paragraph-properties fo:margin-left="1in" fo:margin-right="0in" fo:margin-top="0in" fo:margin-bottom="0in" loext:contextual-spacing="false" fo:line-height="100%" fo:text-indent="-0.25in" style:auto-text-indent="false"/>
    </style:style>
    <style:style style:name="P127"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128" style:family="paragraph" style:parent-style-name="Standard" style:list-style-name="WWNum40">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57">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53">
      <style:paragraph-properties fo:margin-left="1in" fo:margin-right="0in" fo:margin-top="0in" fo:margin-bottom="0in" loext:contextual-spacing="false" fo:line-height="100%" fo:text-indent="-0.25in" style:auto-text-indent="false"/>
    </style:style>
    <style:style style:name="P134"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135" style:family="paragraph" style:parent-style-name="Standard" style:list-style-name="WWNum26">
      <style:paragraph-properties fo:margin-left="1in" fo:margin-right="0in" fo:margin-top="0in" fo:margin-bottom="0in" loext:contextual-spacing="false" fo:line-height="100%" fo:text-indent="-0.25in" style:auto-text-indent="false"/>
    </style:style>
    <style:style style:name="P136" style:family="paragraph" style:parent-style-name="Standard" style:list-style-name="WWNum35">
      <style:paragraph-properties fo:margin-left="1in" fo:margin-right="0in" fo:margin-top="0in" fo:margin-bottom="0in" loext:contextual-spacing="false" fo:line-height="100%" fo:text-indent="-0.25in" style:auto-text-indent="false"/>
    </style:style>
    <style:style style:name="P137"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138"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139" style:family="paragraph" style:parent-style-name="Standard" style:list-style-name="WWNum49">
      <style:paragraph-properties fo:margin-left="1in" fo:margin-right="0in" fo:margin-top="0in" fo:margin-bottom="0in" loext:contextual-spacing="false" fo:line-height="100%" fo:text-indent="-0.25in" style:auto-text-indent="false"/>
    </style:style>
    <style:style style:name="P140" style:family="paragraph" style:parent-style-name="Standard" style:list-style-name="WWNum48">
      <style:paragraph-properties fo:margin-left="1in" fo:margin-right="0in" fo:margin-top="0in" fo:margin-bottom="0.1665in" loext:contextual-spacing="false" fo:line-height="100%" fo:text-indent="-0.25in" style:auto-text-indent="false"/>
    </style:style>
    <style:style style:name="P141"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142" style:family="paragraph" style:parent-style-name="Standard" style:list-style-name="WWNum42">
      <style:paragraph-properties fo:margin-left="1in" fo:margin-right="0in" fo:margin-top="0in" fo:margin-bottom="0.1665in" loext:contextual-spacing="false" fo:line-height="100%" fo:text-indent="-0.25in" style:auto-text-indent="false"/>
    </style:style>
    <style:style style:name="P143"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144"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145"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46" style:family="paragraph" style:parent-style-name="Standard" style:list-style-name="WWNum33">
      <style:paragraph-properties fo:margin-left="1in" fo:margin-right="0in" fo:margin-top="0in" fo:margin-bottom="0.1665in" loext:contextual-spacing="false" fo:line-height="100%" fo:text-indent="-0.25in" style:auto-text-indent="false"/>
    </style:style>
    <style:style style:name="P147" style:family="paragraph" style:parent-style-name="Standard" style:list-style-name="WWNum20">
      <style:paragraph-properties fo:margin-left="1in" fo:margin-right="0in" fo:margin-top="0in" fo:margin-bottom="0.1665in" loext:contextual-spacing="false" fo:line-height="100%" fo:text-indent="-0.25in" style:auto-text-indent="false"/>
    </style:style>
    <style:style style:name="P148" style:family="paragraph" style:parent-style-name="Standard" style:list-style-name="WWNum57">
      <style:paragraph-properties fo:margin-left="1in" fo:margin-right="0in" fo:margin-top="0in" fo:margin-bottom="0.1665in" loext:contextual-spacing="false" fo:line-height="100%" fo:text-indent="-0.25in" style:auto-text-indent="false"/>
    </style:style>
    <style:style style:name="P149" style:family="paragraph" style:parent-style-name="Standard" style:list-style-name="WWNum14">
      <style:paragraph-properties fo:margin-left="1in" fo:margin-right="0in" fo:margin-top="0in" fo:margin-bottom="0.1665in" loext:contextual-spacing="false" fo:line-height="100%" fo:text-indent="-0.25in" style:auto-text-indent="false"/>
    </style:style>
    <style:style style:name="P150" style:family="paragraph" style:parent-style-name="Standard" style:list-style-name="WWNum26">
      <style:paragraph-properties fo:margin-left="1in" fo:margin-right="0in" fo:margin-top="0in" fo:margin-bottom="0.1665in" loext:contextual-spacing="false" fo:line-height="100%" fo:text-indent="-0.25in" style:auto-text-indent="false"/>
    </style:style>
    <style:style style:name="P151" style:family="paragraph" style:parent-style-name="Standard" style:list-style-name="WWNum35">
      <style:paragraph-properties fo:margin-left="1in" fo:margin-right="0in" fo:margin-top="0in" fo:margin-bottom="0.1665in" loext:contextual-spacing="false" fo:line-height="100%" fo:text-indent="-0.25in" style:auto-text-indent="false"/>
    </style:style>
    <style:style style:name="P152"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153" style:family="paragraph" style:parent-style-name="Standard" style:list-style-name="WWNum33">
      <style:paragraph-properties fo:margin-left="1.5in" fo:margin-right="0in" fo:margin-top="0in" fo:margin-bottom="0in" loext:contextual-spacing="false" fo:line-height="100%" fo:text-indent="-0.25in" style:auto-text-indent="false"/>
    </style:style>
    <style:style style:name="P154" style:family="paragraph" style:parent-style-name="Standard" style:list-style-name="WWNum20">
      <style:paragraph-properties fo:margin-left="1.5in" fo:margin-right="0in" fo:margin-top="0in" fo:margin-bottom="0in" loext:contextual-spacing="false" fo:line-height="100%" fo:text-indent="-0.25in" style:auto-text-indent="false"/>
    </style:style>
    <style:style style:name="P155" style:family="paragraph" style:parent-style-name="Standard" style:list-style-name="WWNum14">
      <style:paragraph-properties fo:margin-left="1.5in" fo:margin-right="0in" fo:margin-top="0in" fo:margin-bottom="0in" loext:contextual-spacing="false" fo:line-height="100%" fo:text-indent="-0.25in" style:auto-text-indent="false"/>
    </style:style>
    <style:style style:name="P156" style:family="paragraph" style:parent-style-name="Standard" style:list-style-name="WWNum26">
      <style:paragraph-properties fo:margin-left="1.5in" fo:margin-right="0in" fo:margin-top="0in" fo:margin-bottom="0in" loext:contextual-spacing="false" fo:line-height="100%" fo:text-indent="-0.25in" style:auto-text-indent="false"/>
    </style:style>
    <style:style style:name="P157" style:family="paragraph" style:parent-style-name="Standard" style:list-style-name="WWNum35">
      <style:paragraph-properties fo:margin-left="1.5in" fo:margin-right="0in" fo:margin-top="0in" fo:margin-bottom="0in" loext:contextual-spacing="false" fo:line-height="100%" fo:text-indent="-0.25in" style:auto-text-indent="false"/>
    </style:style>
    <style:style style:name="P158" style:family="paragraph" style:parent-style-name="Heading_20_4">
      <style:paragraph-properties fo:margin-top="0.1665in" fo:margin-bottom="0.028in" loext:contextual-spacing="false" fo:line-height="100%" fo:keep-together="auto" fo:keep-with-next="auto"/>
    </style:style>
    <style:style style:name="P159" style:family="paragraph" style:parent-style-name="Heading_20_3">
      <style:paragraph-properties fo:margin-top="0.1945in" fo:margin-bottom="0.0555in" loext:contextual-spacing="false" fo:line-height="100%" fo:keep-together="auto" fo:keep-with-next="auto"/>
    </style:style>
    <style:style style:name="P160"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000000" fo:font-size="13pt" fo:font-weight="bold" style:font-size-asian="13pt" style:font-weight-asian="bold" style:font-size-complex="13pt"/>
    </style:style>
    <style:style style:name="T3" style:family="text">
      <style:text-properties fo:color="#000000" fo:font-size="11pt" fo:font-weight="bold" style:font-size-asian="11pt" style:font-weight-asian="bold" style:font-size-complex="11pt"/>
    </style:style>
    <style:style style:name="T4" style:family="text">
      <style:text-properties fo:color="#188038" style:font-name="Roboto Mono" style:font-name-asian="Roboto Mono1" style:font-name-complex="Roboto Mono1"/>
    </style:style>
    <style:style style:name="T5"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an I write my own in memory db like h2?</text:span></text:p>
      <text:p text:style-name="P2">Yes, you can write your own in-memory database similar to H2, but it’s a complex task that involves a good understanding of database management systems (DBMS) and how they handle:</text:p>
      <text:list xml:id="list1322935607" text:style-name="WWNum44">
        <text:list-item>
          <text:p text:style-name="P4"><text:span text:style-name="T1">Data Storage and Retrieval:</text:span> Managing structured data in memory, organizing it efficiently for fast lookups, updates, and deletes.<text:line-break/></text:p>
        </text:list-item>
        <text:list-item>
          <text:p text:style-name="P51"><text:span text:style-name="T1">SQL Parsing and Execution:</text:span> Implementing a SQL parser and execution engine to process and execute queries. This includes SELECT, INSERT, UPDATE, DELETE, and potentially more complex SQL features like joins and transactions.<text:line-break/></text:p>
        </text:list-item>
        <text:list-item>
          <text:p text:style-name="P51"><text:span text:style-name="T1">Concurrency Control:</text:span> Handling multiple connections and ensuring thread safety, while maintaining data consistency. This usually involves implementing locking mechanisms or Multi-Version Concurrency Control (MVCC).<text:line-break/></text:p>
        </text:list-item>
        <text:list-item>
          <text:p text:style-name="P51"><text:span text:style-name="T1">Transaction Management:</text:span> Supporting ACID (Atomicity, Consistency, Isolation, Durability) properties, even if it’s only in memory.<text:line-break/></text:p>
        </text:list-item>
        <text:list-item>
          <text:p text:style-name="P51"><text:span text:style-name="T1">Indexing:</text:span> Implementing index structures like B-trees or hash tables to speed up query execution.<text:line-break/></text:p>
        </text:list-item>
        <text:list-item>
          <text:p text:style-name="P51"><text:span text:style-name="T1">In-Memory Optimization:</text:span> Efficiently using memory for data storage and operations, including garbage collection for temporary objects.<text:line-break/></text:p>
        </text:list-item>
        <text:list-item>
          <text:p text:style-name="P82"><text:span text:style-name="T1">Persistence (Optional):</text:span> Providing an option to save the in-memory data to disk and load it back later, which is a feature H2 also supports.<text:line-break/></text:p>
        </text:list-item>
      </text:list>
      <text:p text:style-name="P159"><text:bookmark text:name="_ulzdpweln068"/><text:span text:style-name="T2">Steps to Create a Basic In-Memory DB</text:span></text:p>
      <text:list xml:id="list3384409165" text:style-name="WWNum23">
        <text:list-item>
          <text:p text:style-name="P5"><text:span text:style-name="T1">Define the Data Model:</text:span> Decide how to represent tables, rows, and columns in memory. For example, a table can be a <text:span text:style-name="T4">Map&lt;String, List&lt;Map&lt;String, Object&gt;&gt;&gt;</text:span> (table name → list of rows).<text:line-break/></text:p>
        </text:list-item>
        <text:list-item>
          <text:p text:style-name="P52"><text:span text:style-name="T1">SQL Parser:</text:span> Use a library like<text:a xlink:type="simple" xlink:href="https://www.antlr.org/" text:style-name="ListLabel_20_532" text:visited-style-name="ListLabel_20_532"> </text:a><text:a xlink:type="simple" xlink:href="https://www.antlr.org/" text:style-name="ListLabel_20_533" text:visited-style-name="ListLabel_20_533"><text:span text:style-name="T5">ANTLR</text:span></text:a> to parse SQL statements, or write your own basic parser for a limited SQL subset.<text:line-break/></text:p>
        </text:list-item>
        <text:list-item>
          <text:p text:style-name="P52"><text:span text:style-name="T1">Execution Engine:</text:span> Write code to process parsed SQL commands and interact with your in-memory data structures.<text:line-break/></text:p>
        </text:list-item>
        <text:list-item>
          <text:p text:style-name="P52"><text:span text:style-name="T1">Concurrency:</text:span> Use <text:span text:style-name="T4">synchronized</text:span> blocks or <text:span text:style-name="T4">java.util.concurrent</text:span> classes like <text:span text:style-name="T4">ConcurrentHashMap</text:span> for thread-safe operations.<text:line-break/></text:p>
        </text:list-item>
        <text:list-item>
          <text:p text:style-name="P52"><text:span text:style-name="T1">Transaction Management:</text:span> Implement a transaction system with rollback and commit functionalities.<text:line-break/></text:p>
        </text:list-item>
        <text:list-item>
          <text:p text:style-name="P83"><text:span text:style-name="T1">Testing:</text:span> Test your database with common SQL operations and edge cases to ensure correctness.<text:line-break/></text:p>
        </text:list-item>
      </text:list>
      <text:p text:style-name="P159"><text:bookmark text:name="_mpld9lfte0nj"/><text:span text:style-name="T2">Libraries and Frameworks to Leverage</text:span></text:p>
      <text:list xml:id="list1184328771" text:style-name="WWNum38">
        <text:list-item>
          <text:p text:style-name="P6"><text:span text:style-name="T1">ANTLR</text:span>: For SQL parsing.</text:p>
        </text:list-item>
        <text:list-item>
          <text:p text:style-name="P53"><text:span text:style-name="T1">Apache Commons Collections</text:span>: To handle collections and map-based data structures efficiently.</text:p>
        </text:list-item>
        <text:list-item>
          <text:p text:style-name="P84"><text:span text:style-name="T1">Apache Calcite</text:span>: A framework for building SQL parsers and optimizers, though it's more advanced than what you may initially need.</text:p>
        </text:list-item>
      </text:list>
      <text:p text:style-name="P159"><text:bookmark text:name="_gy4g6koil4ay"/><text:soft-page-break/><text:span text:style-name="T2">Challenges</text:span></text:p>
      <text:list xml:id="list3702989613" text:style-name="WWNum15">
        <text:list-item>
          <text:p text:style-name="P7">SQL Parsing and Query Optimization is non-trivial. H2, for example, has years of development behind it.</text:p>
        </text:list-item>
        <text:list-item>
          <text:p text:style-name="P54">Performance tuning for complex queries and large datasets is a significant challenge.</text:p>
        </text:list-item>
        <text:list-item>
          <text:p text:style-name="P85">Implementing support for advanced SQL features (e.g., joins, subqueries) can be very complex.</text:p>
        </text:list-item>
      </text:list>
      <text:p text:style-name="P159"><text:bookmark text:name="_dsiiulmrbzrp"/><text:span text:style-name="T2">Alternatives</text:span></text:p>
      <text:p text:style-name="P121">Instead of building a full in-memory database, you could:</text:p>
      <text:list xml:id="list2096753723" text:style-name="WWNum7">
        <text:list-item>
          <text:p text:style-name="P8">Use lightweight libraries like<text:a xlink:type="simple" xlink:href="https://www.sqlite.org/inmemorydb.html" text:style-name="ListLabel_20_532" text:visited-style-name="ListLabel_20_532"> </text:a><text:a xlink:type="simple" xlink:href="https://www.sqlite.org/inmemorydb.html" text:style-name="ListLabel_20_533" text:visited-style-name="ListLabel_20_533"><text:span text:style-name="T5">SQLite in memory mode</text:span></text:a> or H2, which are already optimized.</text:p>
        </text:list-item>
        <text:list-item>
          <text:p text:style-name="P86">Build a custom wrapper or simplified layer over an existing in-memory database for specific use cases.</text:p>
        </text:list-item>
      </text:list>
      <text:p text:style-name="P121">While creating your own in-memory DB can be a great learning experience, it’s generally better to use established tools unless you have specific requirements that they cannot meet.</text:p>
      <text:p text:style-name="Standard"><text:span text:style-name="T1">So SQL is language right. Where do I actually get list of commands I have to support (in my SQL in memory data base obviously)?</text:span></text:p>
      <text:p text:style-name="P1"/>
      <text:p text:style-name="Standard"><text:span text:style-name="T1">sdafklsdjfjkl </text:span></text:p>
      <text:p text:style-name="P2">Yes, SQL (Structured Query Language) is a domain-specific language used to manage and query data in a relational database. To create an in-memory database with SQL support, you'll need to determine the subset of SQL commands you want to implement. Here's how you can find the list of SQL commands:</text:p>
      <text:p text:style-name="Standard"><draw:rect text:anchor-type="as-char" style:rel-width="100%" draw:z-index="0" draw:style-name="gr1" draw:text-style-name="P160" svg:width="0.0012in" svg:height="0.0213in"><text:p/></draw:rect></text:p>
      <text:p text:style-name="P159"><text:bookmark text:name="_owwuy86x3hhy"/><text:span text:style-name="T2">1. SQL Standards (ANSI/ISO SQL)</text:span></text:p>
      <text:p text:style-name="P121">SQL is standardized by ANSI (American National Standards Institute) and ISO (International Organization for Standardization). The standards define the syntax and semantics of SQL commands. You can consult these standards to get the full list of SQL commands:</text:p>
      <text:list xml:id="list2908953841" text:style-name="WWNum41">
        <text:list-item>
          <text:p text:style-name="P9"><text:span text:style-name="T1">Core Commands:</text:span> Focus on <text:span text:style-name="T4">SELECT</text:span>, <text:span text:style-name="T4">INSERT</text:span>, <text:span text:style-name="T4">UPDATE</text:span>, <text:span text:style-name="T4">DELETE</text:span>, <text:span text:style-name="T4">CREATE</text:span>, <text:span text:style-name="T4">DROP</text:span>, <text:span text:style-name="T4">ALTER</text:span>, and <text:span text:style-name="T4">TRUNCATE</text:span>.</text:p>
        </text:list-item>
        <text:list-item>
          <text:p text:style-name="P87"><text:span text:style-name="T1">Constraints and Features:</text:span> Such as <text:span text:style-name="T4">WHERE</text:span>, <text:span text:style-name="T4">GROUP BY</text:span>, <text:span text:style-name="T4">HAVING</text:span>, <text:span text:style-name="T4">ORDER BY</text:span>, <text:span text:style-name="T4">LIMIT/OFFSET</text:span>, and joins (<text:span text:style-name="T4">INNER</text:span>, <text:span text:style-name="T4">LEFT</text:span>, <text:span text:style-name="T4">RIGHT</text:span>, <text:span text:style-name="T4">FULL</text:span>).</text:p>
        </text:list-item>
      </text:list>
      <text:p text:style-name="P158"><text:bookmark text:name="_pa8aj4h4qmpr"/><text:span text:style-name="T3">Example:</text:span></text:p>
      <text:list xml:id="list191157427" text:style-name="WWNum43">
        <text:list-item>
          <text:p text:style-name="P116"><text:a xlink:type="simple" xlink:href="https://www.iso.org/standard/63555.html" text:style-name="ListLabel_20_533" text:visited-style-name="ListLabel_20_533"><text:span text:style-name="T5">SQL:2016 Standard</text:span></text:a> (You may need to purchase the detailed specification.)</text:p>
        </text:list-item>
      </text:list>
      <text:p text:style-name="Standard"><draw:rect text:anchor-type="as-char" style:rel-width="100%" draw:z-index="1" draw:style-name="gr1" draw:text-style-name="P160" svg:width="0.0012in" svg:height="0.0213in"><text:p/></draw:rect></text:p>
      <text:p text:style-name="P159"><text:bookmark text:name="_924pzkjs1b5n"/><text:soft-page-break/><text:span text:style-name="T2">2. Documentation of Popular Databases</text:span></text:p>
      <text:p text:style-name="P121">Most database systems extend the SQL standard with proprietary features. Reading the documentation of popular databases like MySQL, PostgreSQL, SQLite, or H2 can give you a practical list of commonly used SQL commands and their variations:</text:p>
      <text:list xml:id="list124593687" text:style-name="WWNum36">
        <text:list-item>
          <text:p text:style-name="P10"><text:span text:style-name="T1">SQLite SQL Syntax Reference:</text:span><text:a xlink:type="simple" xlink:href="https://sqlite.org/lang.html" text:style-name="ListLabel_20_532" text:visited-style-name="ListLabel_20_532"> </text:a><text:a xlink:type="simple" xlink:href="https://sqlite.org/lang.html" text:style-name="ListLabel_20_533" text:visited-style-name="ListLabel_20_533"><text:span text:style-name="T5">SQLite Documentation</text:span></text:a></text:p>
        </text:list-item>
        <text:list-item>
          <text:p text:style-name="P55"><text:span text:style-name="T1">PostgreSQL Documentation:</text:span><text:a xlink:type="simple" xlink:href="https://www.postgresql.org/docs/current/sql-commands.html" text:style-name="ListLabel_20_532" text:visited-style-name="ListLabel_20_532"> </text:a><text:a xlink:type="simple" xlink:href="https://www.postgresql.org/docs/current/sql-commands.html" text:style-name="ListLabel_20_533" text:visited-style-name="ListLabel_20_533"><text:span text:style-name="T5">PostgreSQL Commands</text:span></text:a></text:p>
        </text:list-item>
        <text:list-item>
          <text:p text:style-name="P88"><text:span text:style-name="T1">H2 Database Reference:</text:span><text:a xlink:type="simple" xlink:href="https://h2database.com/html/grammar.html" text:style-name="ListLabel_20_532" text:visited-style-name="ListLabel_20_532"> </text:a><text:a xlink:type="simple" xlink:href="https://h2database.com/html/grammar.html" text:style-name="ListLabel_20_533" text:visited-style-name="ListLabel_20_533"><text:span text:style-name="T5">H2 SQL Grammar</text:span></text:a></text:p>
        </text:list-item>
      </text:list>
      <text:p text:style-name="P121">These resources are freely available and provide both basic and advanced SQL commands.</text:p>
      <text:p text:style-name="Standard"><draw:rect text:anchor-type="as-char" style:rel-width="100%" draw:z-index="2" draw:style-name="gr1" draw:text-style-name="P160" svg:width="0.0012in" svg:height="0.0213in"><text:p/></draw:rect></text:p>
      <text:p text:style-name="P159"><text:bookmark text:name="_hrxw96q1xsz4"/><text:span text:style-name="T2">3. Core SQL Command Categories</text:span></text:p>
      <text:p text:style-name="P121">Here’s a simplified breakdown of SQL command categories with some essential commands:</text:p>
      <text:p text:style-name="P158"><text:bookmark text:name="_49q1ktfvttbf"/><text:span text:style-name="T3">Data Query Language (DQL):</text:span></text:p>
      <text:list xml:id="list2864846689" text:style-name="WWNum48">
        <text:list-item>
          <text:p text:style-name="P11"><text:span text:style-name="T4">SELECT</text:span>: For retrieving data.</text:p>
          <text:list>
            <text:list-item>
              <text:p text:style-name="P122">Supports filters (<text:span text:style-name="T4">WHERE</text:span>), sorting (<text:span text:style-name="T4">ORDER BY</text:span>), aggregation (<text:span text:style-name="T4">GROUP BY</text:span>, <text:span text:style-name="T4">HAVING</text:span>), and joins.</text:p>
            </text:list-item>
            <text:list-item>
              <text:p text:style-name="P140">Example: <text:span text:style-name="T4">SELECT name FROM users WHERE age &gt; 30 ORDER BY name;</text:span></text:p>
            </text:list-item>
          </text:list>
        </text:list-item>
      </text:list>
      <text:p text:style-name="P158"><text:bookmark text:name="_rpbkxnnuyio5"/><text:span text:style-name="T3">Data Manipulation Language (DML):</text:span></text:p>
      <text:list xml:id="list1956718908" text:style-name="WWNum6">
        <text:list-item>
          <text:p text:style-name="P12"><text:span text:style-name="T4">INSERT</text:span>: To add new rows to a table.</text:p>
          <text:list>
            <text:list-item>
              <text:p text:style-name="P123">Example: <text:span text:style-name="T4">INSERT INTO users (id, name, age) VALUES (1, 'Alice', 25);</text:span></text:p>
            </text:list-item>
          </text:list>
        </text:list-item>
        <text:list-item>
          <text:p text:style-name="P56"><text:span text:style-name="T4">UPDATE</text:span>: To modify existing rows.</text:p>
          <text:list>
            <text:list-item>
              <text:p text:style-name="P123">Example: <text:span text:style-name="T4">UPDATE users SET age = 26 WHERE id = 1;</text:span></text:p>
            </text:list-item>
          </text:list>
        </text:list-item>
        <text:list-item>
          <text:p text:style-name="P56"><text:span text:style-name="T4">DELETE</text:span>: To delete rows.</text:p>
          <text:list>
            <text:list-item>
              <text:p text:style-name="P141">Example: <text:span text:style-name="T4">DELETE FROM users WHERE id = 1;</text:span></text:p>
            </text:list-item>
          </text:list>
        </text:list-item>
      </text:list>
      <text:p text:style-name="P158"><text:bookmark text:name="_yd0fwua2rq92"/><text:span text:style-name="T3">Data Definition Language (DDL):</text:span></text:p>
      <text:list xml:id="list2373917667" text:style-name="WWNum42">
        <text:list-item>
          <text:p text:style-name="P13"><text:soft-page-break/><text:span text:style-name="T4">CREATE</text:span>: To create tables, indexes, or databases.</text:p>
          <text:list>
            <text:list-item>
              <text:p text:style-name="P124">Example: <text:span text:style-name="T4">CREATE TABLE users (id INT PRIMARY KEY, name VARCHAR(255), age INT);</text:span></text:p>
            </text:list-item>
          </text:list>
        </text:list-item>
        <text:list-item>
          <text:p text:style-name="P57"><text:span text:style-name="T4">ALTER</text:span>: To modify the structure of a table.</text:p>
          <text:list>
            <text:list-item>
              <text:p text:style-name="P124">Example: <text:span text:style-name="T4">ALTER TABLE users ADD COLUMN email VARCHAR(255);</text:span></text:p>
            </text:list-item>
          </text:list>
        </text:list-item>
        <text:list-item>
          <text:p text:style-name="P57"><text:span text:style-name="T4">DROP</text:span>: To remove tables or databases.</text:p>
          <text:list>
            <text:list-item>
              <text:p text:style-name="P142">Example: <text:span text:style-name="T4">DROP TABLE users;</text:span></text:p>
            </text:list-item>
          </text:list>
        </text:list-item>
      </text:list>
      <text:p text:style-name="P158"><text:bookmark text:name="_mil1vsh7imvu"/><text:span text:style-name="T3">Transaction Control Language (TCL):</text:span></text:p>
      <text:list xml:id="list3909678104" text:style-name="WWNum52">
        <text:list-item>
          <text:p text:style-name="P14"><text:span text:style-name="T4">BEGIN</text:span>: Start a transaction.</text:p>
        </text:list-item>
        <text:list-item>
          <text:p text:style-name="P58"><text:span text:style-name="T4">COMMIT</text:span>: Save the transaction.</text:p>
        </text:list-item>
        <text:list-item>
          <text:p text:style-name="P89"><text:span text:style-name="T4">ROLLBACK</text:span>: Undo changes since the last commit.</text:p>
        </text:list-item>
      </text:list>
      <text:p text:style-name="P158"><text:bookmark text:name="_9vj2iplhhkcm"/><text:span text:style-name="T3">Data Control Language (DCL):</text:span></text:p>
      <text:list xml:id="list3108137690" text:style-name="WWNum30">
        <text:list-item>
          <text:p text:style-name="P117"><text:span text:style-name="T4">GRANT</text:span> and <text:span text:style-name="T4">REVOKE</text:span>: Manage user permissions. (Optional for in-memory DBs.)</text:p>
        </text:list-item>
      </text:list>
      <text:p text:style-name="Standard"><draw:rect text:anchor-type="as-char" style:rel-width="100%" draw:z-index="3" draw:style-name="gr1" draw:text-style-name="P160" svg:width="0.0012in" svg:height="0.0213in"><text:p/></draw:rect></text:p>
      <text:p text:style-name="P159"><text:bookmark text:name="_dlcdyseevgs"/><text:span text:style-name="T2">4. Minimal Subset for an In-Memory DB</text:span></text:p>
      <text:p text:style-name="P121">If you want to keep things simple initially, focus on a subset of SQL commands:</text:p>
      <text:list xml:id="list2005935087" text:style-name="WWNum47">
        <text:list-item>
          <text:p text:style-name="P15"><text:span text:style-name="T4">CREATE TABLE</text:span></text:p>
        </text:list-item>
        <text:list-item>
          <text:p text:style-name="P59"><text:span text:style-name="T4">INSERT INTO</text:span></text:p>
        </text:list-item>
        <text:list-item>
          <text:p text:style-name="P59"><text:span text:style-name="T4">SELECT</text:span> (with basic <text:span text:style-name="T4">WHERE</text:span> and <text:span text:style-name="T4">ORDER BY</text:span> support)</text:p>
        </text:list-item>
        <text:list-item>
          <text:p text:style-name="P59"><text:span text:style-name="T4">UPDATE</text:span></text:p>
        </text:list-item>
        <text:list-item>
          <text:p text:style-name="P59"><text:span text:style-name="T4">DELETE</text:span></text:p>
        </text:list-item>
        <text:list-item>
          <text:p text:style-name="P90"><text:span text:style-name="T4">DROP TABLE</text:span></text:p>
        </text:list-item>
      </text:list>
      <text:p text:style-name="P121"><text:soft-page-break/>This subset is sufficient for most CRUD operations.</text:p>
      <text:p text:style-name="Standard"><draw:rect text:anchor-type="as-char" style:rel-width="100%" draw:z-index="4" draw:style-name="gr1" draw:text-style-name="P160" svg:width="0.0012in" svg:height="0.0213in"><text:p/></draw:rect></text:p>
      <text:p text:style-name="P159"><text:bookmark text:name="_dcq5xz2liwfw"/><text:span text:style-name="T2">5. Interactive SQL Playground</text:span></text:p>
      <text:p text:style-name="P121">To explore and experiment with SQL commands interactively, you can use:</text:p>
      <text:list xml:id="list68769987" text:style-name="WWNum28">
        <text:list-item>
          <text:p text:style-name="P16">Online SQL playgrounds like<text:a xlink:type="simple" xlink:href="http://sqlfiddle.com/" text:style-name="ListLabel_20_532" text:visited-style-name="ListLabel_20_532"> </text:a><text:a xlink:type="simple" xlink:href="http://sqlfiddle.com/" text:style-name="ListLabel_20_533" text:visited-style-name="ListLabel_20_533"><text:span text:style-name="T5">SQLFiddle</text:span></text:a> or<text:a xlink:type="simple" xlink:href="https://dbfiddle.uk/" text:style-name="ListLabel_20_532" text:visited-style-name="ListLabel_20_532"> </text:a><text:a xlink:type="simple" xlink:href="https://dbfiddle.uk/" text:style-name="ListLabel_20_533" text:visited-style-name="ListLabel_20_533"><text:span text:style-name="T5">db&lt;&gt;fiddle</text:span></text:a>.</text:p>
        </text:list-item>
        <text:list-item>
          <text:p text:style-name="P91">Install SQLite locally and try its commands.</text:p>
        </text:list-item>
      </text:list>
      <text:p text:style-name="Standard"><draw:rect text:anchor-type="as-char" style:rel-width="100%" draw:z-index="5" draw:style-name="gr1" draw:text-style-name="P160" svg:width="0.0012in" svg:height="0.0213in"><text:p/></draw:rect></text:p>
      <text:p text:style-name="P159"><text:bookmark text:name="_3vvuhel7t46t"/><text:span text:style-name="T2">6. Tools to Parse SQL</text:span></text:p>
      <text:p text:style-name="P121">If you are building your own SQL parser, consider using:</text:p>
      <text:list xml:id="list1665709545" text:style-name="WWNum16">
        <text:list-item>
          <text:p text:style-name="P118"><text:span text:style-name="T1">ANTLR SQL Grammars:</text:span> Predefined grammars for SQL are available, such as<text:a xlink:type="simple" xlink:href="https://github.com/antlr/grammars-v4/tree/master/sql" text:style-name="ListLabel_20_532" text:visited-style-name="ListLabel_20_532"> </text:a><text:a xlink:type="simple" xlink:href="https://github.com/antlr/grammars-v4/tree/master/sql" text:style-name="ListLabel_20_533" text:visited-style-name="ListLabel_20_533"><text:span text:style-name="T5">ANTLR4 SQL Grammar</text:span></text:a>. You can adapt these to suit your project.</text:p>
        </text:list-item>
      </text:list>
      <text:p text:style-name="P121">By focusing on these resources and the core commands, you can create a functional subset for your in-memory database.</text:p>
      <text:p text:style-name="Standard"/>
      <text:p text:style-name="Standard"><text:span text:style-name="T1">Can you elaborate on Define the Data Model: Decide how to represent tables, rows, and columns in memory. For example, a table can be a Map&lt;String, List&lt;Map&lt;String, Object&gt;&gt;&gt; (table name → list of rows).</text:span></text:p>
      <text:p text:style-name="Standard"/>
      <text:p text:style-name="P2">Sure! When creating an in-memory database, you need to define how to represent the core components of a relational database—<text:span text:style-name="T1">tables, rows, and columns</text:span>—in memory using appropriate data structures in your programming language. Here's a breakdown of the data model representation and an example using Java:</text:p>
      <text:p text:style-name="Standard"><draw:rect text:anchor-type="as-char" style:rel-width="100%" draw:z-index="6" draw:style-name="gr1" draw:text-style-name="P160" svg:width="0.0012in" svg:height="0.0213in"><text:p/></draw:rect></text:p>
      <text:p text:style-name="P159"><text:bookmark text:name="_a1zaf3gob14q"/><text:span text:style-name="T2">Core Data Structures</text:span></text:p>
      <text:p text:style-name="P158"><text:bookmark text:name="_bckl4vu9v8fh"/><text:span text:style-name="T3">1. Table Representation</text:span></text:p>
      <text:p text:style-name="P121">A table is a collection of rows, and it has a structure defined by its columns.</text:p>
      <text:list xml:id="list1630099731" text:style-name="WWNum24">
        <text:list-item>
          <text:p text:style-name="P17">Use a <text:span text:style-name="T4">Map</text:span> to represent a table by associating it with its rows.</text:p>
          <text:list>
            <text:list-item>
              <text:p text:style-name="P125"><text:span text:style-name="T1">Key:</text:span> Table name (e.g., <text:span text:style-name="T4">users</text:span>, <text:span text:style-name="T4">orders</text:span>).</text:p>
            </text:list-item>
            <text:list-item>
              <text:p text:style-name="P143"><text:soft-page-break/><text:span text:style-name="T1">Value:</text:span> List of rows (each row contains the column data).</text:p>
            </text:list-item>
          </text:list>
        </text:list-item>
      </text:list>
      <text:p text:style-name="P158"><text:bookmark text:name="_sdiqrajejt5b"/><text:span text:style-name="T3">2. Row Representation</text:span></text:p>
      <text:p text:style-name="P121">A row is a collection of column-value pairs, where:</text:p>
      <text:list xml:id="list1407558807" text:style-name="WWNum10">
        <text:list-item>
          <text:p text:style-name="P18"><text:span text:style-name="T1">Column:</text:span> The name of the column (e.g., <text:span text:style-name="T4">id</text:span>, <text:span text:style-name="T4">name</text:span>, <text:span text:style-name="T4">age</text:span>).</text:p>
        </text:list-item>
        <text:list-item>
          <text:p text:style-name="P60"><text:span text:style-name="T1">Value:</text:span> The value of that column for the row.</text:p>
          <text:list>
            <text:list-item>
              <text:p text:style-name="P144">Use a <text:span text:style-name="T4">Map&lt;String, Object&gt;</text:span> to represent each row.</text:p>
            </text:list-item>
          </text:list>
        </text:list-item>
      </text:list>
      <text:p text:style-name="P158"><text:bookmark text:name="_l5uositr752p"/><text:span text:style-name="T3">3. Column Metadata</text:span></text:p>
      <text:p text:style-name="P121">To define the structure of a table, you need column metadata:</text:p>
      <text:list xml:id="list1310160274" text:style-name="WWNum59">
        <text:list-item>
          <text:p text:style-name="P19">Column names, data types, constraints (e.g., primary keys).</text:p>
          <text:list>
            <text:list-item>
              <text:p text:style-name="P145">Use a <text:span text:style-name="T4">List&lt;Column&gt;</text:span> or a <text:span text:style-name="T4">Map&lt;String, ColumnMetadata&gt;</text:span>.</text:p>
            </text:list-item>
          </text:list>
        </text:list-item>
      </text:list>
      <text:p text:style-name="Standard"><draw:rect text:anchor-type="as-char" style:rel-width="100%" draw:z-index="7" draw:style-name="gr1" draw:text-style-name="P160" svg:width="0.0012in" svg:height="0.0213in"><text:p/></draw:rect></text:p>
      <text:p text:style-name="P159"><text:bookmark text:name="_8kcs23a6i6vq"/><text:span text:style-name="T2">Example Data Structures in Java</text:span></text:p>
      <text:p text:style-name="P158"><text:bookmark text:name="_gj5ea4zby1kh"/><text:span text:style-name="T3">Column Metadata Class</text:span></text:p>
      <text:p text:style-name="Standard">class ColumnMetadata {</text:p>
      <text:p text:style-name="Standard"><text:s text:c="4"/>String columnName;</text:p>
      <text:p text:style-name="Standard"><text:s text:c="4"/>Class&lt;?&gt; dataType; // e.g., Integer.class, String.class</text:p>
      <text:p text:style-name="Standard"><text:s text:c="4"/>boolean isPrimaryKey;</text:p>
      <text:p text:style-name="Standard"/>
      <text:p text:style-name="Standard"><text:s text:c="4"/>public ColumnMetadata(String columnName, Class&lt;?&gt; dataType, boolean isPrimaryKey) {</text:p>
      <text:p text:style-name="Standard"><text:s text:c="8"/>this.columnName = columnName;</text:p>
      <text:p text:style-name="Standard"><text:s text:c="8"/>this.dataType = dataType;</text:p>
      <text:p text:style-name="Standard"><text:soft-page-break/><text:s text:c="8"/>this.isPrimaryKey = isPrimaryKey;</text:p>
      <text:p text:style-name="Standard"><text:s text:c="4"/>}</text:p>
      <text:p text:style-name="Standard">}</text:p>
      <text:p text:style-name="Standard"/>
      <text:p text:style-name="P158"><text:bookmark text:name="_tdt7hk4bqzx9"/><text:span text:style-name="T3">Table Class</text:span></text:p>
      <text:p text:style-name="P121">A table holds column metadata and rows.</text:p>
      <text:p text:style-name="Standard">class Table {</text:p>
      <text:p text:style-name="Standard"><text:s text:c="4"/>List&lt;ColumnMetadata&gt; columns; // Metadata for the table's columns</text:p>
      <text:p text:style-name="Standard"><text:s text:c="4"/>List&lt;Map&lt;String, Object&gt;&gt; rows; // Each row is a map of column-value pairs</text:p>
      <text:p text:style-name="Standard"/>
      <text:p text:style-name="Standard"><text:s text:c="4"/>public Table(List&lt;ColumnMetadata&gt; columns) {</text:p>
      <text:p text:style-name="Standard"><text:s text:c="8"/>this.columns = columns;</text:p>
      <text:p text:style-name="Standard"><text:s text:c="8"/>this.rows = new ArrayList&lt;&gt;();</text:p>
      <text:p text:style-name="Standard"><text:s text:c="4"/>}</text:p>
      <text:p text:style-name="Standard">}</text:p>
      <text:p text:style-name="Standard"/>
      <text:p text:style-name="P158"><text:bookmark text:name="_huqrlp66r956"/><text:span text:style-name="T3">Database Class</text:span></text:p>
      <text:p text:style-name="P121">The database stores multiple tables.</text:p>
      <text:p text:style-name="Standard">class Database {</text:p>
      <text:p text:style-name="Standard"><text:s text:c="4"/>Map&lt;String, Table&gt; tables; // Table name → Table object</text:p>
      <text:p text:style-name="Standard"/>
      <text:p text:style-name="Standard"><text:soft-page-break/><text:s text:c="4"/>public Database() {</text:p>
      <text:p text:style-name="Standard"><text:s text:c="8"/>this.tables = new HashMap&lt;&gt;();</text:p>
      <text:p text:style-name="Standard"><text:s text:c="4"/>}</text:p>
      <text:p text:style-name="Standard"/>
      <text:p text:style-name="Standard"><text:s text:c="4"/>public void createTable(String tableName, List&lt;ColumnMetadata&gt; columns) {</text:p>
      <text:p text:style-name="Standard"><text:s text:c="8"/>if (tables.containsKey(tableName)) {</text:p>
      <text:p text:style-name="Standard"><text:s text:c="12"/>throw new IllegalArgumentException("Table already exists: " + tableName);</text:p>
      <text:p text:style-name="Standard"><text:s text:c="8"/>}</text:p>
      <text:p text:style-name="Standard"><text:s text:c="8"/>tables.put(tableName, new Table(columns));</text:p>
      <text:p text:style-name="Standard"><text:s text:c="4"/>}</text:p>
      <text:p text:style-name="Standard"/>
      <text:p text:style-name="Standard"><text:s text:c="4"/>public Table getTable(String tableName) {</text:p>
      <text:p text:style-name="Standard"><text:s text:c="8"/>if (!tables.containsKey(tableName)) {</text:p>
      <text:p text:style-name="Standard"><text:s text:c="12"/>throw new IllegalArgumentException("Table does not exist: " + tableName);</text:p>
      <text:p text:style-name="Standard"><text:s text:c="8"/>}</text:p>
      <text:p text:style-name="Standard"><text:s text:c="8"/>return tables.get(tableName);</text:p>
      <text:p text:style-name="Standard"><text:s text:c="4"/>}</text:p>
      <text:p text:style-name="Standard">}</text:p>
      <text:p text:style-name="Standard"/>
      <text:p text:style-name="Standard"><draw:rect text:anchor-type="as-char" style:rel-width="100%" draw:z-index="8" draw:style-name="gr1" draw:text-style-name="P160" svg:width="0.0012in" svg:height="0.0213in"><text:p/></draw:rect></text:p>
      <text:p text:style-name="P159"><text:bookmark text:name="_25potrme673j"/><text:span text:style-name="T2">Usage Example</text:span></text:p>
      <text:p text:style-name="P158"><text:bookmark text:name="_qkzuf1hyvz3n"/><text:soft-page-break/><text:span text:style-name="T3">Creating a Database</text:span></text:p>
      <text:p text:style-name="Standard">public static void main(String[] args) {</text:p>
      <text:p text:style-name="Standard"><text:s text:c="4"/>Database db = new Database();</text:p>
      <text:p text:style-name="Standard"/>
      <text:p text:style-name="Standard"><text:s text:c="4"/>// Define columns for a "users" table</text:p>
      <text:p text:style-name="Standard"><text:s text:c="4"/>List&lt;ColumnMetadata&gt; userColumns = Arrays.asList(</text:p>
      <text:p text:style-name="Standard"><text:s text:c="8"/>new ColumnMetadata("id", Integer.class, true),</text:p>
      <text:p text:style-name="Standard"><text:s text:c="8"/>new ColumnMetadata("name", String.class, false),</text:p>
      <text:p text:style-name="Standard"><text:s text:c="8"/>new ColumnMetadata("age", Integer.class, false)</text:p>
      <text:p text:style-name="Standard"><text:s text:c="4"/>);</text:p>
      <text:p text:style-name="Standard"/>
      <text:p text:style-name="Standard"><text:s text:c="4"/>// Create the "users" table</text:p>
      <text:p text:style-name="Standard"><text:s text:c="4"/>db.createTable("users", userColumns);</text:p>
      <text:p text:style-name="Standard"/>
      <text:p text:style-name="Standard"><text:s text:c="4"/>// Add a row to the "users" table</text:p>
      <text:p text:style-name="Standard"><text:s text:c="4"/>Table usersTable = db.getTable("users");</text:p>
      <text:p text:style-name="Standard"><text:s text:c="4"/>Map&lt;String, Object&gt; newRow = new HashMap&lt;&gt;();</text:p>
      <text:p text:style-name="Standard"><text:s text:c="4"/>newRow.put("id", 1);</text:p>
      <text:p text:style-name="Standard"><text:s text:c="4"/>newRow.put("name", "Alice");</text:p>
      <text:p text:style-name="Standard"><text:s text:c="4"/>newRow.put("age", 25);</text:p>
      <text:p text:style-name="Standard"><text:s text:c="4"/>usersTable.rows.add(newRow);</text:p>
      <text:p text:style-name="Standard"><text:soft-page-break/></text:p>
      <text:p text:style-name="Standard"><text:s text:c="4"/>// Query the "users" table</text:p>
      <text:p text:style-name="Standard"><text:s text:c="4"/>for (Map&lt;String, Object&gt; row : usersTable.rows) {</text:p>
      <text:p text:style-name="Standard"><text:s text:c="8"/>System.out.println("Row: " + row);</text:p>
      <text:p text:style-name="Standard"><text:s text:c="4"/>}</text:p>
      <text:p text:style-name="Standard">}</text:p>
      <text:p text:style-name="Standard"/>
      <text:p text:style-name="Standard"><draw:rect text:anchor-type="as-char" style:rel-width="100%" draw:z-index="9" draw:style-name="gr1" draw:text-style-name="P160" svg:width="0.0012in" svg:height="0.0213in"><text:p/></draw:rect></text:p>
      <text:p text:style-name="P159"><text:bookmark text:name="_v4ihytvfmonx"/><text:span text:style-name="T2">Output</text:span></text:p>
      <text:p text:style-name="Standard">Row: {id=1, name=Alice, age=25}</text:p>
      <text:p text:style-name="Standard"/>
      <text:p text:style-name="Standard"><draw:rect text:anchor-type="as-char" style:rel-width="100%" draw:z-index="10" draw:style-name="gr1" draw:text-style-name="P160" svg:width="0.0012in" svg:height="0.0213in"><text:p/></draw:rect></text:p>
      <text:p text:style-name="P159"><text:bookmark text:name="_78nki7zig60b"/><text:span text:style-name="T2">How It Works</text:span></text:p>
      <text:list xml:id="list1102994149" text:style-name="WWNum33">
        <text:list-item>
          <text:p text:style-name="P20"><text:span text:style-name="T1">Database:<text:line-break/></text:span></text:p>
          <text:list>
            <text:list-item>
              <text:p text:style-name="P126">The database is a <text:span text:style-name="T4">Map&lt;String, Table&gt;</text:span>, where each table is identified by a unique name (e.g., "users").</text:p>
            </text:list-item>
          </text:list>
        </text:list-item>
        <text:list-item>
          <text:p text:style-name="P61"><text:span text:style-name="T1">Table:<text:line-break/></text:span></text:p>
          <text:list>
            <text:list-item>
              <text:p text:style-name="P126">Each table contains:</text:p>
              <text:list>
                <text:list-item>
                  <text:p text:style-name="P153">A list of <text:span text:style-name="T4">ColumnMetadata</text:span>, which defines the column names, data types, and constraints.</text:p>
                </text:list-item>
                <text:list-item>
                  <text:p text:style-name="P153">A list of rows, where each row is a <text:span text:style-name="T4">Map&lt;String, Object&gt;</text:span> representing column-value pairs.</text:p>
                </text:list-item>
              </text:list>
            </text:list-item>
          </text:list>
        </text:list-item>
        <text:list-item>
          <text:p text:style-name="P61"><text:span text:style-name="T1">Row Operations:<text:line-break/></text:span></text:p>
          <text:list>
            <text:list-item>
              <text:p text:style-name="P126">Inserting a row involves adding a <text:span text:style-name="T4">Map&lt;String, Object&gt;</text:span> to the table’s list of rows.</text:p>
            </text:list-item>
            <text:list-item>
              <text:p text:style-name="P126"><text:soft-page-break/>Querying involves iterating through the rows and applying filters (e.g., <text:span text:style-name="T4">WHERE</text:span> conditions).</text:p>
            </text:list-item>
          </text:list>
        </text:list-item>
        <text:list-item>
          <text:p text:style-name="P61"><text:span text:style-name="T1">Column Metadata:<text:line-break/></text:span></text:p>
          <text:list>
            <text:list-item>
              <text:p text:style-name="P146">Used for enforcing constraints (e.g., checking that primary keys are unique or that the data type matches).</text:p>
            </text:list-item>
          </text:list>
        </text:list-item>
      </text:list>
      <text:p text:style-name="Standard"><draw:rect text:anchor-type="as-char" style:rel-width="100%" draw:z-index="11" draw:style-name="gr1" draw:text-style-name="P160" svg:width="0.0012in" svg:height="0.0213in"><text:p/></draw:rect></text:p>
      <text:p text:style-name="P159"><text:bookmark text:name="_f51y95u9vmkh"/><text:span text:style-name="T2">Extending This Model</text:span></text:p>
      <text:list xml:id="list3298237138" text:style-name="WWNum20">
        <text:list-item>
          <text:p text:style-name="P21"><text:span text:style-name="T1">Add Indexing:<text:line-break/></text:span></text:p>
          <text:list>
            <text:list-item>
              <text:p text:style-name="P127">Maintain additional data structures (e.g., <text:span text:style-name="T4">HashMap</text:span> or <text:span text:style-name="T4">TreeMap</text:span>) for faster lookups on indexed columns.</text:p>
            </text:list-item>
          </text:list>
        </text:list-item>
        <text:list-item>
          <text:p text:style-name="P62"><text:span text:style-name="T1">Implement SQL Syntax:<text:line-break/></text:span></text:p>
          <text:list>
            <text:list-item>
              <text:p text:style-name="P127">Parse and translate SQL commands into operations on the data model. For example:</text:p>
              <text:list>
                <text:list-item>
                  <text:p text:style-name="P154"><text:span text:style-name="T4">SELECT * FROM users WHERE age &gt; 20</text:span> → Iterate through rows, apply filters.</text:p>
                </text:list-item>
              </text:list>
            </text:list-item>
          </text:list>
        </text:list-item>
        <text:list-item>
          <text:p text:style-name="P62"><text:span text:style-name="T1">Transactions:<text:line-break/></text:span></text:p>
          <text:list>
            <text:list-item>
              <text:p text:style-name="P127">Add features like rollback by maintaining a log of changes (write-ahead logging).</text:p>
            </text:list-item>
          </text:list>
        </text:list-item>
        <text:list-item>
          <text:p text:style-name="P62"><text:span text:style-name="T1">Constraints:<text:line-break/></text:span></text:p>
          <text:list>
            <text:list-item>
              <text:p text:style-name="P147">Enforce primary key uniqueness, data types, and foreign key relationships during <text:span text:style-name="T4">INSERT</text:span> and <text:span text:style-name="T4">UPDATE</text:span>.</text:p>
            </text:list-item>
          </text:list>
        </text:list-item>
      </text:list>
      <text:p text:style-name="P121">By starting with this basic design, you can gradually expand your database’s capabilities while keeping the data model simple and manageable.</text:p>
      <text:p text:style-name="Standard"><text:span text:style-name="T1">Can you explain more on that: "A table is a collection of rows, and it has a structure defined by its columns." Feeling bit confused. Include code.</text:span></text:p>
      <text:p text:style-name="Standard"/>
      <text:p text:style-name="P2">Let's break it down with clear examples and code to clarify the concept of <text:span text:style-name="T1">"A table is a collection of rows, and it has a structure defined by its columns."</text:span></text:p>
      <text:p text:style-name="Standard"><draw:rect text:anchor-type="as-char" style:rel-width="100%" draw:z-index="12" draw:style-name="gr1" draw:text-style-name="P160" svg:width="0.0012in" svg:height="0.0213in"><text:p/></draw:rect></text:p>
      <text:p text:style-name="P159"><text:bookmark text:name="_oeqefve76my3"/><text:span text:style-name="T2">What is a Table?</text:span></text:p>
      <text:p text:style-name="P121">In relational databases, a <text:span text:style-name="T1">table</text:span> is a logical structure used to store data. It consists of:</text:p>
      <text:list xml:id="list4262857433" text:style-name="WWNum40">
        <text:list-item>
          <text:p text:style-name="P22"><text:soft-page-break/><text:span text:style-name="T1">Columns</text:span>: These define the schema (structure) of the table. Each column has:</text:p>
          <text:list>
            <text:list-item>
              <text:p text:style-name="P128">A <text:span text:style-name="T1">name</text:span> (e.g., <text:span text:style-name="T4">id</text:span>, <text:span text:style-name="T4">name</text:span>, <text:span text:style-name="T4">age</text:span>).</text:p>
            </text:list-item>
            <text:list-item>
              <text:p text:style-name="P128">A <text:span text:style-name="T1">data type</text:span> (e.g., <text:span text:style-name="T4">INTEGER</text:span>, <text:span text:style-name="T4">VARCHAR</text:span>).</text:p>
            </text:list-item>
            <text:list-item>
              <text:p text:style-name="P128">Optionally, constraints (e.g., primary key, not null).</text:p>
            </text:list-item>
          </text:list>
        </text:list-item>
        <text:list-item>
          <text:p text:style-name="P92"><text:span text:style-name="T1">Rows</text:span>: These contain the actual data. Each row is an instance of the schema, providing values for each column.</text:p>
        </text:list-item>
      </text:list>
      <text:p text:style-name="Standard"><draw:rect text:anchor-type="as-char" style:rel-width="100%" draw:z-index="13" draw:style-name="gr1" draw:text-style-name="P160" svg:width="0.0012in" svg:height="0.0213in"><text:p/></draw:rect></text:p>
      <text:p text:style-name="P159"><text:bookmark text:name="_g8b1jtw00c85"/><text:span text:style-name="T2">Key Points</text:span></text:p>
      <text:list xml:id="list2569996172" text:style-name="WWNum57">
        <text:list-item>
          <text:p text:style-name="P23">A table's <text:span text:style-name="T1">schema (columns)</text:span> describes the structure of the data.</text:p>
          <text:list>
            <text:list-item>
              <text:p text:style-name="P129">For example, a "users" table might have columns like <text:span text:style-name="T4">id</text:span>, <text:span text:style-name="T4">name</text:span>, and <text:span text:style-name="T4">age</text:span>.</text:p>
            </text:list-item>
          </text:list>
        </text:list-item>
        <text:list-item>
          <text:p text:style-name="P63">A <text:span text:style-name="T1">row</text:span> represents a single record in the table.</text:p>
          <text:list>
            <text:list-item>
              <text:p text:style-name="P148">For example, <text:span text:style-name="T4">{id: 1, name: "Alice", age: 25}</text:span>.</text:p>
            </text:list-item>
          </text:list>
        </text:list-item>
      </text:list>
      <text:p text:style-name="Standard"><draw:rect text:anchor-type="as-char" style:rel-width="100%" draw:z-index="14" draw:style-name="gr1" draw:text-style-name="P160" svg:width="0.0012in" svg:height="0.0213in"><text:p/></draw:rect></text:p>
      <text:p text:style-name="P159"><text:bookmark text:name="_473xomsm078u"/><text:span text:style-name="T2">Example in Java</text:span></text:p>
      <text:p text:style-name="P158"><text:bookmark text:name="_c8162b9km83m"/><text:span text:style-name="T3">1. Define Columns (Schema)</text:span></text:p>
      <text:p text:style-name="P121">Columns describe the structure of the table. For example:</text:p>
      <text:p text:style-name="Standard">class ColumnMetadata {</text:p>
      <text:p text:style-name="Standard"><text:s text:c="4"/>String name; <text:s text:c="9"/>// Column name</text:p>
      <text:p text:style-name="Standard"><text:s text:c="4"/>Class&lt;?&gt; dataType; <text:s text:c="3"/>// Data type, e.g., Integer.class, String.class</text:p>
      <text:p text:style-name="Standard"><text:s text:c="4"/>boolean isPrimaryKey; // Is it a primary key?</text:p>
      <text:p text:style-name="Standard"/>
      <text:p text:style-name="Standard"><text:s text:c="4"/>public ColumnMetadata(String name, Class&lt;?&gt; dataType, boolean isPrimaryKey) {</text:p>
      <text:p text:style-name="Standard"><text:soft-page-break/><text:s text:c="8"/>this.name = name;</text:p>
      <text:p text:style-name="Standard"><text:s text:c="8"/>this.dataType = dataType;</text:p>
      <text:p text:style-name="Standard"><text:s text:c="8"/>this.isPrimaryKey = isPrimaryKey;</text:p>
      <text:p text:style-name="Standard"><text:s text:c="4"/>}</text:p>
      <text:p text:style-name="Standard"/>
      <text:p text:style-name="Standard"><text:s text:c="4"/>@Override</text:p>
      <text:p text:style-name="Standard"><text:s text:c="4"/>public String toString() {</text:p>
      <text:p text:style-name="Standard"><text:s text:c="8"/>return "Column{name='" + name + "', dataType=" + dataType.getSimpleName() + ", isPrimaryKey=" + isPrimaryKey + "}";</text:p>
      <text:p text:style-name="Standard"><text:s text:c="4"/>}</text:p>
      <text:p text:style-name="Standard">}</text:p>
      <text:p text:style-name="Standard"/>
      <text:p text:style-name="Standard"><draw:rect text:anchor-type="as-char" style:rel-width="100%" draw:z-index="15" draw:style-name="gr1" draw:text-style-name="P160" svg:width="0.0012in" svg:height="0.0213in"><text:p/></draw:rect></text:p>
      <text:p text:style-name="P158"><text:bookmark text:name="_63jmc5itqit0"/><text:span text:style-name="T3">2. Define Rows</text:span></text:p>
      <text:p text:style-name="P121">Rows hold the actual data, which is mapped to column names:</text:p>
      <text:p text:style-name="Standard">class Row {</text:p>
      <text:p text:style-name="Standard"><text:s text:c="4"/>Map&lt;String, Object&gt; values; // Column name → Value</text:p>
      <text:p text:style-name="Standard"/>
      <text:p text:style-name="Standard"><text:s text:c="4"/>public Row() {</text:p>
      <text:p text:style-name="Standard"><text:s text:c="8"/>this.values = new HashMap&lt;&gt;();</text:p>
      <text:p text:style-name="Standard"><text:s text:c="4"/>}</text:p>
      <text:p text:style-name="Standard"/>
      <text:p text:style-name="Standard"><text:soft-page-break/><text:s text:c="4"/>public void addValue(String columnName, Object value) {</text:p>
      <text:p text:style-name="Standard"><text:s text:c="8"/>values.put(columnName, value);</text:p>
      <text:p text:style-name="Standard"><text:s text:c="4"/>}</text:p>
      <text:p text:style-name="Standard"/>
      <text:p text:style-name="Standard"><text:s text:c="4"/>@Override</text:p>
      <text:p text:style-name="Standard"><text:s text:c="4"/>public String toString() {</text:p>
      <text:p text:style-name="Standard"><text:s text:c="8"/>return "Row{" + values + "}";</text:p>
      <text:p text:style-name="Standard"><text:s text:c="4"/>}</text:p>
      <text:p text:style-name="Standard">}</text:p>
      <text:p text:style-name="Standard"/>
      <text:p text:style-name="Standard"><draw:rect text:anchor-type="as-char" style:rel-width="100%" draw:z-index="16" draw:style-name="gr1" draw:text-style-name="P160" svg:width="0.0012in" svg:height="0.0213in"><text:p/></draw:rect></text:p>
      <text:p text:style-name="P158"><text:bookmark text:name="_no2m74t4e28v"/><text:span text:style-name="T3">3. Define a Table</text:span></text:p>
      <text:p text:style-name="P121">A table stores the schema (columns) and the rows (data):</text:p>
      <text:p text:style-name="Standard">class Table {</text:p>
      <text:p text:style-name="Standard"><text:s text:c="4"/>List&lt;ColumnMetadata&gt; columns; <text:s/>// Defines the schema</text:p>
      <text:p text:style-name="Standard"><text:s text:c="4"/>List&lt;Row&gt; rows; <text:s text:c="15"/>// List of rows (data)</text:p>
      <text:p text:style-name="Standard"/>
      <text:p text:style-name="Standard"><text:s text:c="4"/>public Table(List&lt;ColumnMetadata&gt; columns) {</text:p>
      <text:p text:style-name="Standard"><text:s text:c="8"/>this.columns = columns;</text:p>
      <text:p text:style-name="Standard"><text:s text:c="8"/>this.rows = new ArrayList&lt;&gt;();</text:p>
      <text:p text:style-name="Standard"><text:s text:c="4"/>}</text:p>
      <text:p text:style-name="Standard"><text:soft-page-break/></text:p>
      <text:p text:style-name="Standard"><text:s text:c="4"/>// Add a row to the table</text:p>
      <text:p text:style-name="Standard"><text:s text:c="4"/>public void addRow(Row row) {</text:p>
      <text:p text:style-name="Standard"><text:s text:c="8"/>rows.add(row);</text:p>
      <text:p text:style-name="Standard"><text:s text:c="4"/>}</text:p>
      <text:p text:style-name="Standard"/>
      <text:p text:style-name="Standard"><text:s text:c="4"/>@Override</text:p>
      <text:p text:style-name="Standard"><text:s text:c="4"/>public String toString() {</text:p>
      <text:p text:style-name="Standard"><text:s text:c="8"/>return "Table{columns=" + columns + ", rows=" + rows + "}";</text:p>
      <text:p text:style-name="Standard"><text:s text:c="4"/>}</text:p>
      <text:p text:style-name="Standard">}</text:p>
      <text:p text:style-name="Standard"/>
      <text:p text:style-name="Standard"><draw:rect text:anchor-type="as-char" style:rel-width="100%" draw:z-index="17" draw:style-name="gr1" draw:text-style-name="P160" svg:width="0.0012in" svg:height="0.0213in"><text:p/></draw:rect></text:p>
      <text:p text:style-name="P158"><text:bookmark text:name="_edd6miqcjiju"/><text:span text:style-name="T3">4. Example Usage</text:span></text:p>
      <text:p text:style-name="Standard">import java.util.*;</text:p>
      <text:p text:style-name="Standard"/>
      <text:p text:style-name="Standard">public class InMemoryDBExample {</text:p>
      <text:p text:style-name="Standard"><text:s text:c="4"/>public static void main(String[] args) {</text:p>
      <text:p text:style-name="Standard"><text:s text:c="8"/>// Step 1: Define the schema (columns) for the "users" table</text:p>
      <text:p text:style-name="Standard"><text:s text:c="8"/>List&lt;ColumnMetadata&gt; userColumns = Arrays.asList(</text:p>
      <text:p text:style-name="Standard"><text:s text:c="12"/>new ColumnMetadata("id", Integer.class, true), <text:s/>// Primary key</text:p>
      <text:p text:style-name="Standard"><text:soft-page-break/><text:s text:c="12"/>new ColumnMetadata("name", String.class, false),</text:p>
      <text:p text:style-name="Standard"><text:s text:c="12"/>new ColumnMetadata("age", Integer.class, false)</text:p>
      <text:p text:style-name="Standard"><text:s text:c="8"/>);</text:p>
      <text:p text:style-name="Standard"/>
      <text:p text:style-name="Standard"><text:s text:c="8"/>// Step 2: Create the table</text:p>
      <text:p text:style-name="Standard"><text:s text:c="8"/>Table usersTable = new Table(userColumns);</text:p>
      <text:p text:style-name="Standard"/>
      <text:p text:style-name="Standard"><text:s text:c="8"/>// Step 3: Add rows (data) to the table</text:p>
      <text:p text:style-name="Standard"><text:s text:c="8"/>Row row1 = new Row();</text:p>
      <text:p text:style-name="Standard"><text:s text:c="8"/>row1.addValue("id", 1);</text:p>
      <text:p text:style-name="Standard"><text:s text:c="8"/>row1.addValue("name", "Alice");</text:p>
      <text:p text:style-name="Standard"><text:s text:c="8"/>row1.addValue("age", 25);</text:p>
      <text:p text:style-name="Standard"/>
      <text:p text:style-name="Standard"><text:s text:c="8"/>Row row2 = new Row();</text:p>
      <text:p text:style-name="Standard"><text:s text:c="8"/>row2.addValue("id", 2);</text:p>
      <text:p text:style-name="Standard"><text:s text:c="8"/>row2.addValue("name", "Bob");</text:p>
      <text:p text:style-name="Standard"><text:s text:c="8"/>row2.addValue("age", 30);</text:p>
      <text:p text:style-name="Standard"/>
      <text:p text:style-name="Standard"><text:s text:c="8"/>usersTable.addRow(row1);</text:p>
      <text:p text:style-name="Standard"><text:s text:c="8"/>usersTable.addRow(row2);</text:p>
      <text:p text:style-name="Standard"/>
      <text:p text:style-name="Standard"><text:soft-page-break/><text:s text:c="8"/>// Step 4: Print the table</text:p>
      <text:p text:style-name="Standard"><text:s text:c="8"/>System.out.println(usersTable);</text:p>
      <text:p text:style-name="Standard"><text:s text:c="4"/>}</text:p>
      <text:p text:style-name="Standard">}</text:p>
      <text:p text:style-name="Standard"/>
      <text:p text:style-name="Standard"><draw:rect text:anchor-type="as-char" style:rel-width="100%" draw:z-index="18" draw:style-name="gr1" draw:text-style-name="P160" svg:width="0.0012in" svg:height="0.0213in"><text:p/></draw:rect></text:p>
      <text:p text:style-name="P159"><text:bookmark text:name="_fk9oq2m176eg"/><text:span text:style-name="T2">Output</text:span></text:p>
      <text:p text:style-name="Standard">Table{</text:p>
      <text:p text:style-name="Standard"><text:s text:c="4"/>columns=[Column{name='id', dataType=Integer, isPrimaryKey=true}, </text:p>
      <text:p text:style-name="Standard"><text:s text:c="13"/>Column{name='name', dataType=String, isPrimaryKey=false}, </text:p>
      <text:p text:style-name="Standard"><text:s text:c="13"/>Column{name='age', dataType=Integer, isPrimaryKey=false}],</text:p>
      <text:p text:style-name="Standard"><text:s text:c="4"/>rows=[Row{id=1, name=Alice, age=25}, </text:p>
      <text:p text:style-name="Standard"><text:s text:c="10"/>Row{id=2, name=Bob, age=30}]</text:p>
      <text:p text:style-name="Standard">}</text:p>
      <text:p text:style-name="Standard"/>
      <text:p text:style-name="Standard"><draw:rect text:anchor-type="as-char" style:rel-width="100%" draw:z-index="19" draw:style-name="gr1" draw:text-style-name="P160" svg:width="0.0012in" svg:height="0.0213in"><text:p/></draw:rect></text:p>
      <text:p text:style-name="P159"><text:bookmark text:name="_5e4vj58t6vvd"/><text:span text:style-name="T2">Explanation of the Example</text:span></text:p>
      <text:list xml:id="list3415271063" text:style-name="WWNum14">
        <text:list-item>
          <text:p text:style-name="P24"><text:span text:style-name="T1">Define Schema:<text:line-break/></text:span></text:p>
          <text:list>
            <text:list-item>
              <text:p text:style-name="P130">The "users" table has 3 columns:</text:p>
              <text:list>
                <text:list-item>
                  <text:p text:style-name="P155"><text:span text:style-name="T4">id</text:span> (integer, primary key).</text:p>
                </text:list-item>
                <text:list-item>
                  <text:p text:style-name="P155"><text:span text:style-name="T4">name</text:span> (string).</text:p>
                </text:list-item>
                <text:list-item>
                  <text:p text:style-name="P155"><text:soft-page-break/><text:span text:style-name="T4">age</text:span> (integer).</text:p>
                </text:list-item>
              </text:list>
            </text:list-item>
          </text:list>
        </text:list-item>
        <text:list-item>
          <text:p text:style-name="P64"><text:span text:style-name="T1">Add Rows:<text:line-break/></text:span></text:p>
          <text:list>
            <text:list-item>
              <text:p text:style-name="P130">Row 1: <text:span text:style-name="T4">{id=1, name=Alice, age=25}</text:span></text:p>
            </text:list-item>
            <text:list-item>
              <text:p text:style-name="P130">Row 2: <text:span text:style-name="T4">{id=2, name=Bob, age=30}</text:span></text:p>
            </text:list-item>
          </text:list>
        </text:list-item>
        <text:list-item>
          <text:p text:style-name="P64"><text:span text:style-name="T1">Store Rows in the Table:<text:line-break/></text:span></text:p>
          <text:list>
            <text:list-item>
              <text:p text:style-name="P130">Rows are added to the <text:span text:style-name="T4">rows</text:span> list in the <text:span text:style-name="T4">usersTable</text:span>.</text:p>
            </text:list-item>
          </text:list>
        </text:list-item>
        <text:list-item>
          <text:p text:style-name="P64"><text:span text:style-name="T1">Display Table Content:<text:line-break/></text:span></text:p>
          <text:list>
            <text:list-item>
              <text:p text:style-name="P149">When the table is printed, it shows both the schema (columns) and the data (rows).</text:p>
            </text:list-item>
          </text:list>
        </text:list-item>
      </text:list>
      <text:p text:style-name="Standard"><draw:rect text:anchor-type="as-char" style:rel-width="100%" draw:z-index="20" draw:style-name="gr1" draw:text-style-name="P160" svg:width="0.0012in" svg:height="0.0213in"><text:p/></draw:rect></text:p>
      <text:p text:style-name="P159"><text:bookmark text:name="_mu8ibj71n706"/><text:span text:style-name="T2">Key Takeaways</text:span></text:p>
      <text:list xml:id="list1949281683" text:style-name="WWNum25">
        <text:list-item>
          <text:p text:style-name="P25"><text:span text:style-name="T1">Columns define the structure (schema):</text:span> What columns exist, their types, and constraints.</text:p>
        </text:list-item>
        <text:list-item>
          <text:p text:style-name="P65"><text:span text:style-name="T1">Rows contain the data:</text:span> Each row is a record that matches the schema.</text:p>
        </text:list-item>
        <text:list-item>
          <text:p text:style-name="P93">The table is the container that brings the schema and the rows together.</text:p>
        </text:list-item>
      </text:list>
      <text:p text:style-name="P121">This structured approach mirrors how relational databases like MySQL or PostgreSQL handle tables internally.</text:p>
      <text:p text:style-name="Standard">This looks fairly easy at first sight?</text:p>
      <text:p text:style-name="Standard"/>
      <text:p text:style-name="P2">Yes, at first sight, implementing an in-memory database seems straightforward, especially when breaking it down into concepts like <text:span text:style-name="T1">tables</text:span>, <text:span text:style-name="T1">columns</text:span>, and <text:span text:style-name="T1">rows</text:span>. The basic structure, as shown above, can be relatively simple to implement for basic use cases.</text:p>
      <text:p text:style-name="P121">However, as you dig deeper, the complexity grows due to more advanced requirements. Here are some areas where things start getting more challenging:</text:p>
      <text:p text:style-name="Standard"><draw:rect text:anchor-type="as-char" style:rel-width="100%" draw:z-index="21" draw:style-name="gr1" draw:text-style-name="P160" svg:width="0.0012in" svg:height="0.0213in"><text:p/></draw:rect></text:p>
      <text:p text:style-name="P159"><text:bookmark text:name="_5o9v5suecw19"/><text:span text:style-name="T2">1. Schema Enforcement</text:span></text:p>
      <text:p text:style-name="P121">While it's easy to define rows as a map of key-value pairs (<text:span text:style-name="T4">Map&lt;String, Object&gt;</text:span>), enforcing that the data <text:span text:style-name="T1">matches the table's schema</text:span> requires validation logic.</text:p>
      <text:p text:style-name="P121"><text:soft-page-break/>For example:</text:p>
      <text:list xml:id="list795109459" text:style-name="WWNum34">
        <text:list-item>
          <text:p text:style-name="P26">If <text:span text:style-name="T4">id</text:span> is defined as <text:span text:style-name="T4">Integer</text:span>, but someone tries to add <text:span text:style-name="T4">"abc"</text:span> as the <text:span text:style-name="T4">id</text:span>, the system must throw an error.</text:p>
        </text:list-item>
        <text:list-item>
          <text:p text:style-name="P94">If <text:span text:style-name="T4">age</text:span> is nullable, you need to decide how to handle missing values.</text:p>
        </text:list-item>
      </text:list>
      <text:p text:style-name="P121"><text:span text:style-name="T1">Example Challenge</text:span>:</text:p>
      <text:p text:style-name="Standard">// Ensure schema enforcement</text:p>
      <text:p text:style-name="Standard">if (!columnMetadata.dataType.isInstance(value)) {</text:p>
      <text:p text:style-name="Standard"><text:s text:c="4"/>throw new IllegalArgumentException("Invalid data type for column: " + columnMetadata.name);</text:p>
      <text:p text:style-name="Standard">}</text:p>
      <text:p text:style-name="Standard"/>
      <text:p text:style-name="Standard"><draw:rect text:anchor-type="as-char" style:rel-width="100%" draw:z-index="22" draw:style-name="gr1" draw:text-style-name="P160" svg:width="0.0012in" svg:height="0.0213in"><text:p/></draw:rect></text:p>
      <text:p text:style-name="P159"><text:bookmark text:name="_agntm5oqvir9"/><text:span text:style-name="T2">2. Unique Constraints and Primary Keys</text:span></text:p>
      <text:p text:style-name="P121">Databases require that primary keys be <text:span text:style-name="T1">unique</text:span>. You'll need to check for duplicates whenever a new row is added.</text:p>
      <text:p text:style-name="P121"><text:span text:style-name="T1">Challenge</text:span>:</text:p>
      <text:list xml:id="list1121964945" text:style-name="WWNum46">
        <text:list-item>
          <text:p text:style-name="P27">Efficiently checking for duplicates (without looping through all rows each time).</text:p>
        </text:list-item>
        <text:list-item>
          <text:p text:style-name="P95">Maintaining an index for primary keys.</text:p>
        </text:list-item>
      </text:list>
      <text:p text:style-name="Standard"><draw:rect text:anchor-type="as-char" style:rel-width="100%" draw:z-index="23" draw:style-name="gr1" draw:text-style-name="P160" svg:width="0.0012in" svg:height="0.0213in"><text:p/></draw:rect></text:p>
      <text:p text:style-name="P159"><text:bookmark text:name="_gyfzbnanltv4"/><text:span text:style-name="T2">3. Query Parsing</text:span></text:p>
      <text:p text:style-name="P121">Supporting SQL-like commands (<text:span text:style-name="T4">SELECT</text:span>, <text:span text:style-name="T4">INSERT</text:span>, <text:span text:style-name="T4">UPDATE</text:span>, etc.) involves:</text:p>
      <text:list xml:id="list1620516568" text:style-name="WWNum54">
        <text:list-item>
          <text:p text:style-name="P28">Parsing SQL strings (e.g., <text:span text:style-name="T4">SELECT * FROM users WHERE age &gt; 30</text:span>).</text:p>
        </text:list-item>
        <text:list-item>
          <text:p text:style-name="P96">Translating the parsed query into actions on the in-memory data structures.</text:p>
        </text:list-item>
      </text:list>
      <text:p text:style-name="P121">This involves building a <text:span text:style-name="T1">SQL parser</text:span>, which can become complex.</text:p>
      <text:p text:style-name="Standard"><text:soft-page-break/><draw:rect text:anchor-type="as-char" style:rel-width="100%" draw:z-index="24" draw:style-name="gr1" draw:text-style-name="P160" svg:width="0.0012in" svg:height="0.0213in"><text:p/></draw:rect></text:p>
      <text:p text:style-name="P159"><text:bookmark text:name="_3r5thiausqol"/><text:span text:style-name="T2">4. Indexing for Fast Lookups</text:span></text:p>
      <text:p text:style-name="P121">Basic tables with just a list of rows will perform poorly for queries that involve searching, filtering, or joining.</text:p>
      <text:p text:style-name="P121"><text:span text:style-name="T1">Example</text:span>:</text:p>
      <text:list xml:id="list2896560938" text:style-name="WWNum56">
        <text:list-item>
          <text:p text:style-name="P119">To quickly find rows where <text:span text:style-name="T4">id = 2</text:span>, you'll need an <text:span text:style-name="T1">index</text:span> (e.g., a <text:span text:style-name="T4">Map</text:span> of <text:span text:style-name="T4">id → Row</text:span>).</text:p>
        </text:list-item>
      </text:list>
      <text:p text:style-name="P121">Without an index, you have to loop through all rows, which is slow for large datasets.</text:p>
      <text:p text:style-name="Standard"><draw:rect text:anchor-type="as-char" style:rel-width="100%" draw:z-index="25" draw:style-name="gr1" draw:text-style-name="P160" svg:width="0.0012in" svg:height="0.0213in"><text:p/></draw:rect></text:p>
      <text:p text:style-name="P159"><text:bookmark text:name="_gpg5u4xe7s85"/><text:span text:style-name="T2">5. Transactions</text:span></text:p>
      <text:p text:style-name="P121">To emulate real databases, you need support for transactions:</text:p>
      <text:list xml:id="list2744666631" text:style-name="WWNum39">
        <text:list-item>
          <text:p text:style-name="P29"><text:span text:style-name="T1">Atomicity</text:span>: Ensure multiple operations are treated as a single unit.</text:p>
        </text:list-item>
        <text:list-item>
          <text:p text:style-name="P66"><text:span text:style-name="T1">Isolation</text:span>: Concurrent transactions shouldn't interfere with each other.</text:p>
        </text:list-item>
        <text:list-item>
          <text:p text:style-name="P97"><text:span text:style-name="T1">Durability</text:span>: Commit changes reliably.</text:p>
        </text:list-item>
      </text:list>
      <text:p text:style-name="P121">For example, a transaction like:</text:p>
      <text:p text:style-name="Standard">BEGIN TRANSACTION;</text:p>
      <text:p text:style-name="Standard">UPDATE users SET age = age + 1 WHERE name = 'Alice';</text:p>
      <text:p text:style-name="Standard">INSERT INTO logs (message) VALUES ('Updated Alice');</text:p>
      <text:p text:style-name="Standard">COMMIT;</text:p>
      <text:p text:style-name="Standard"/>
      <text:p text:style-name="P121">Involves temporary changes that are only made permanent upon <text:span text:style-name="T4">COMMIT</text:span>.</text:p>
      <text:p text:style-name="Standard"><draw:rect text:anchor-type="as-char" style:rel-width="100%" draw:z-index="26" draw:style-name="gr1" draw:text-style-name="P160" svg:width="0.0012in" svg:height="0.0213in"><text:p/></draw:rect></text:p>
      <text:p text:style-name="P159"><text:bookmark text:name="_m7u819nguyi9"/><text:span text:style-name="T2">6. Concurrency Control</text:span></text:p>
      <text:p text:style-name="P121"><text:soft-page-break/>If multiple threads or processes are accessing the database simultaneously, you must handle:</text:p>
      <text:list xml:id="list1215733517" text:style-name="WWNum50">
        <text:list-item>
          <text:p text:style-name="P30"><text:span text:style-name="T1">Race conditions</text:span>.</text:p>
        </text:list-item>
        <text:list-item>
          <text:p text:style-name="P67"><text:span text:style-name="T1">Read-write conflicts</text:span>.</text:p>
        </text:list-item>
        <text:list-item>
          <text:p text:style-name="P98">Locks or optimistic concurrency control.</text:p>
        </text:list-item>
      </text:list>
      <text:p text:style-name="Standard"><draw:rect text:anchor-type="as-char" style:rel-width="100%" draw:z-index="27" draw:style-name="gr1" draw:text-style-name="P160" svg:width="0.0012in" svg:height="0.0213in"><text:p/></draw:rect></text:p>
      <text:p text:style-name="P159"><text:bookmark text:name="_xy1vfjuo7w1"/><text:span text:style-name="T2">7. Persistence</text:span></text:p>
      <text:p text:style-name="P121">In-memory databases like H2 often offer options to <text:span text:style-name="T1">persist data to disk</text:span> so the data isn't lost when the program exits.</text:p>
      <text:p text:style-name="P121">Implementing persistence requires:</text:p>
      <text:list xml:id="list2811610963" text:style-name="WWNum55">
        <text:list-item>
          <text:p text:style-name="P31">Saving the in-memory tables to a file (e.g., using JSON, XML, or custom binary formats).</text:p>
        </text:list-item>
        <text:list-item>
          <text:p text:style-name="P99">Loading the tables back into memory on startup.</text:p>
        </text:list-item>
      </text:list>
      <text:p text:style-name="Standard"><draw:rect text:anchor-type="as-char" style:rel-width="100%" draw:z-index="28" draw:style-name="gr1" draw:text-style-name="P160" svg:width="0.0012in" svg:height="0.0213in"><text:p/></draw:rect></text:p>
      <text:p text:style-name="P159"><text:bookmark text:name="_g7e81vegwuoq"/><text:span text:style-name="T2">8. SQL Features</text:span></text:p>
      <text:p text:style-name="P121">Supporting more advanced SQL features, like:</text:p>
      <text:list xml:id="list736599727" text:style-name="WWNum5">
        <text:list-item>
          <text:p text:style-name="P32"><text:span text:style-name="T1">Joins</text:span>: Combining data from multiple tables.</text:p>
        </text:list-item>
        <text:list-item>
          <text:p text:style-name="P68"><text:span text:style-name="T1">Aggregation</text:span>: <text:span text:style-name="T4">COUNT</text:span>, <text:span text:style-name="T4">SUM</text:span>, <text:span text:style-name="T4">AVG</text:span>, etc.</text:p>
        </text:list-item>
        <text:list-item>
          <text:p text:style-name="P68"><text:span text:style-name="T1">Sorting</text:span>: Using <text:span text:style-name="T4">ORDER BY</text:span>.</text:p>
        </text:list-item>
        <text:list-item>
          <text:p text:style-name="P100"><text:span text:style-name="T1">Grouping</text:span>: Using <text:span text:style-name="T4">GROUP BY</text:span>.</text:p>
        </text:list-item>
      </text:list>
      <text:p text:style-name="P121">Each of these adds significant complexity to the system.</text:p>
      <text:p text:style-name="Standard"><draw:rect text:anchor-type="as-char" style:rel-width="100%" draw:z-index="29" draw:style-name="gr1" draw:text-style-name="P160" svg:width="0.0012in" svg:height="0.0213in"><text:p/></draw:rect></text:p>
      <text:p text:style-name="P159"><text:bookmark text:name="_m6vskhrqc9ap"/><text:span text:style-name="T2">Conclusion</text:span></text:p>
      <text:p text:style-name="P121">While building a <text:span text:style-name="T1">basic in-memory database</text:span> is achievable and a great learning experience, scaling it to match the features and performance of something like H2, SQLite, or MySQL requires a lot of effort and knowledge of data structures, algorithms, and SQL standards.</text:p>
      <text:p text:style-name="P121"><text:soft-page-break/>If you're building this as a project, start small:</text:p>
      <text:list xml:id="list3574168353" text:style-name="WWNum4">
        <text:list-item>
          <text:p text:style-name="P33">Create tables, rows, and basic CRUD operations.</text:p>
        </text:list-item>
        <text:list-item>
          <text:p text:style-name="P69">Add schema validation and indexing for primary keys.</text:p>
        </text:list-item>
        <text:list-item>
          <text:p text:style-name="P101">Incrementally introduce query parsing, transactions, and persistence.</text:p>
        </text:list-item>
      </text:list>
      <text:p text:style-name="P121">You'll learn a ton along the way! 🚀</text:p>
      <text:p text:style-name="Standard"/>
      <text:p text:style-name="Standard"/>
      <text:p text:style-name="P2">Exactly! What you’ve outlined is a <text:span text:style-name="T1">roadmap</text:span> for building your own in-memory database from scratch. It's a natural progression—start with something small, then add complexity step by step. Here's a cleaner breakdown of the roadmap based on what we discussed:</text:p>
      <text:p text:style-name="Standard"><draw:rect text:anchor-type="as-char" style:rel-width="100%" draw:z-index="30" draw:style-name="gr1" draw:text-style-name="P160" svg:width="0.0012in" svg:height="0.0213in"><text:p/></draw:rect></text:p>
      <text:p text:style-name="P159"><text:bookmark text:name="_vlod7k8s6ozw"/><text:span text:style-name="T2">Roadmap for Your In-Memory Database Project</text:span></text:p>
      <text:p text:style-name="P158"><text:bookmark text:name="_dah19gjf4br3"/><text:span text:style-name="T3">1. Basic Table Structure (Foundation)</text:span></text:p>
      <text:list xml:id="list3529022920" text:style-name="WWNum51">
        <text:list-item>
          <text:p text:style-name="P34">Define <text:span text:style-name="T4">Table</text:span>, <text:span text:style-name="T4">Row</text:span>, and <text:span text:style-name="T4">Column</text:span> classes.<text:line-break/></text:p>
        </text:list-item>
        <text:list-item>
          <text:p text:style-name="P70">Support adding, updating, and deleting rows (CRUD operations).<text:line-break/></text:p>
        </text:list-item>
        <text:list-item>
          <text:p text:style-name="P102">Enforce column data types and nullable constraints.<text:line-break/><text:line-break/> ✅ <text:span text:style-name="T1">Goal</text:span>: A table that holds rows and ensures schema correctness.<text:line-break/></text:p>
        </text:list-item>
      </text:list>
      <text:p text:style-name="Standard"><draw:rect text:anchor-type="as-char" style:rel-width="100%" draw:z-index="31" draw:style-name="gr1" draw:text-style-name="P160" svg:width="0.0012in" svg:height="0.0213in"><text:p/></draw:rect></text:p>
      <text:p text:style-name="P158"><text:bookmark text:name="_5r8jm6e4wztc"/><text:span text:style-name="T3">2. Primary Keys and Uniqueness</text:span></text:p>
      <text:list xml:id="list2432976731" text:style-name="WWNum31">
        <text:list-item>
          <text:p text:style-name="P35">Add primary key support for tables.<text:line-break/></text:p>
        </text:list-item>
        <text:list-item>
          <text:p text:style-name="P71">Prevent duplicate rows based on the primary key.<text:line-break/></text:p>
        </text:list-item>
        <text:list-item>
          <text:p text:style-name="P103">Use a <text:span text:style-name="T4">Map</text:span> for fast lookups of rows by primary key.<text:line-break/><text:line-break/> ✅ <text:span text:style-name="T1">Goal</text:span>: Efficient row lookups and schema enforcement.<text:line-break/></text:p>
        </text:list-item>
      </text:list>
      <text:p text:style-name="Standard"><draw:rect text:anchor-type="as-char" style:rel-width="100%" draw:z-index="32" draw:style-name="gr1" draw:text-style-name="P160" svg:width="0.0012in" svg:height="0.0213in"><text:p/></draw:rect></text:p>
      <text:p text:style-name="P158"><text:bookmark text:name="_p78hp18eryk3"/><text:span text:style-name="T3">3. Query Execution for Basic Operations</text:span></text:p>
      <text:list xml:id="list4137210740" text:style-name="WWNum8">
        <text:list-item>
          <text:p text:style-name="P36"><text:soft-page-break/>Build simple query methods like:<text:line-break/></text:p>
          <text:list>
            <text:list-item>
              <text:p text:style-name="P131"><text:span text:style-name="T4">SELECT *</text:span></text:p>
            </text:list-item>
            <text:list-item>
              <text:p text:style-name="P131"><text:span text:style-name="T4">SELECT with WHERE conditions</text:span></text:p>
            </text:list-item>
            <text:list-item>
              <text:p text:style-name="P131"><text:span text:style-name="T4">INSERT INTO</text:span></text:p>
            </text:list-item>
            <text:list-item>
              <text:p text:style-name="P131"><text:span text:style-name="T4">UPDATE</text:span> and <text:span text:style-name="T4">DELETE</text:span>.</text:p>
            </text:list-item>
          </text:list>
        </text:list-item>
        <text:list-item>
          <text:p text:style-name="P104">You don’t need to parse SQL yet—provide methods directly in Java.<text:line-break/><text:line-break/> ✅ <text:span text:style-name="T1">Goal</text:span>: Support programmatic queries (e.g., <text:span text:style-name="T4">table.selectByCondition(...)</text:span>).<text:line-break/></text:p>
        </text:list-item>
      </text:list>
      <text:p text:style-name="Standard"><draw:rect text:anchor-type="as-char" style:rel-width="100%" draw:z-index="33" draw:style-name="gr1" draw:text-style-name="P160" svg:width="0.0012in" svg:height="0.0213in"><text:p/></draw:rect></text:p>
      <text:p text:style-name="P158"><text:bookmark text:name="_2z4cqvyv24jp"/><text:span text:style-name="T3">4. Indexing for Fast Searches</text:span></text:p>
      <text:list xml:id="list2307854626" text:style-name="WWNum58">
        <text:list-item>
          <text:p text:style-name="P37">Add indexes to speed up searches on columns (e.g., primary key or <text:span text:style-name="T4">WHERE</text:span> conditions).<text:line-break/></text:p>
        </text:list-item>
        <text:list-item>
          <text:p text:style-name="P105">Use a <text:span text:style-name="T4">Map</text:span> or <text:span text:style-name="T4">TreeMap</text:span> for indexed columns.<text:line-break/><text:line-break/> ✅ <text:span text:style-name="T1">Goal</text:span>: Efficient performance for <text:span text:style-name="T4">SELECT</text:span> queries.<text:line-break/></text:p>
        </text:list-item>
      </text:list>
      <text:p text:style-name="Standard"><draw:rect text:anchor-type="as-char" style:rel-width="100%" draw:z-index="34" draw:style-name="gr1" draw:text-style-name="P160" svg:width="0.0012in" svg:height="0.0213in"><text:p/></draw:rect></text:p>
      <text:p text:style-name="P158"><text:bookmark text:name="_p2pv5nuudk8"/><text:span text:style-name="T3">5. Query Parsing (SQL-like Syntax)</text:span></text:p>
      <text:p text:style-name="Standard">Build a lightweight SQL parser to process strings like:<text:line-break/><text:line-break/> SELECT * FROM users WHERE age &gt; 30;</text:p>
      <text:list xml:id="list1976839451" text:style-name="WWNum2">
        <text:list-item>
          <text:p text:style-name="P38"/>
          <text:list>
            <text:list-item>
              <text:p text:style-name="P132">Parse the query string into components (e.g., table name, columns, conditions).</text:p>
            </text:list-item>
            <text:list-item>
              <text:p text:style-name="P132">Translate components into Java methods that operate on the data.</text:p>
            </text:list-item>
          </text:list>
        </text:list-item>
        <text:list-item>
          <text:p text:style-name="P106">✅ <text:span text:style-name="T1">Goal</text:span>: Allow users to interact with the database using SQL-like commands.<text:line-break/></text:p>
        </text:list-item>
      </text:list>
      <text:p text:style-name="Standard"><draw:rect text:anchor-type="as-char" style:rel-width="100%" draw:z-index="35" draw:style-name="gr1" draw:text-style-name="P160" svg:width="0.0012in" svg:height="0.0213in"><text:p/></draw:rect></text:p>
      <text:p text:style-name="P158"><text:bookmark text:name="_mjcda05nwsy8"/><text:span text:style-name="T3">6. Transactions</text:span></text:p>
      <text:list xml:id="list282326564" text:style-name="WWNum53">
        <text:list-item>
          <text:p text:style-name="P39">Implement transaction support:<text:line-break/></text:p>
          <text:list>
            <text:list-item>
              <text:p text:style-name="P133"><text:span text:style-name="T4">BEGIN TRANSACTION</text:span>, <text:span text:style-name="T4">COMMIT</text:span>, and <text:span text:style-name="T4">ROLLBACK</text:span>.</text:p>
            </text:list-item>
            <text:list-item>
              <text:p text:style-name="P133"><text:soft-page-break/>Ensure atomic updates and temporary changes before committing.</text:p>
            </text:list-item>
          </text:list>
        </text:list-item>
        <text:list-item>
          <text:p text:style-name="P107">✅ <text:span text:style-name="T1">Goal</text:span>: Data consistency for multiple operations.<text:line-break/></text:p>
        </text:list-item>
      </text:list>
      <text:p text:style-name="Standard"><draw:rect text:anchor-type="as-char" style:rel-width="100%" draw:z-index="36" draw:style-name="gr1" draw:text-style-name="P160" svg:width="0.0012in" svg:height="0.0213in"><text:p/></draw:rect></text:p>
      <text:p text:style-name="P158"><text:bookmark text:name="_p7m7gz2ku80a"/><text:span text:style-name="T3">7. Concurrency Control</text:span></text:p>
      <text:list xml:id="list3090401452" text:style-name="WWNum45">
        <text:list-item>
          <text:p text:style-name="P40">Add support for concurrent access using thread-safe data structures.<text:line-break/></text:p>
        </text:list-item>
        <text:list-item>
          <text:p text:style-name="P108">Handle race conditions (e.g., locks or optimistic concurrency).<text:line-break/><text:line-break/> ✅ <text:span text:style-name="T1">Goal</text:span>: Allow multiple users/processes to interact safely.<text:line-break/></text:p>
        </text:list-item>
      </text:list>
      <text:p text:style-name="Standard"><draw:rect text:anchor-type="as-char" style:rel-width="100%" draw:z-index="37" draw:style-name="gr1" draw:text-style-name="P160" svg:width="0.0012in" svg:height="0.0213in"><text:p/></draw:rect></text:p>
      <text:p text:style-name="P158"><text:bookmark text:name="_p25e4h25bs6a"/><text:span text:style-name="T3">8. Persistence (Optional)</text:span></text:p>
      <text:list xml:id="list2667413127" text:style-name="WWNum21">
        <text:list-item>
          <text:p text:style-name="P41">Serialize data to disk (e.g., JSON, XML, or binary formats) to save the database state.<text:line-break/></text:p>
        </text:list-item>
        <text:list-item>
          <text:p text:style-name="P109">Load the data back into memory on startup.<text:line-break/><text:line-break/> ✅ <text:span text:style-name="T1">Goal</text:span>: Keep data persistent beyond the program's lifecycle.<text:line-break/></text:p>
        </text:list-item>
      </text:list>
      <text:p text:style-name="Standard"><draw:rect text:anchor-type="as-char" style:rel-width="100%" draw:z-index="38" draw:style-name="gr1" draw:text-style-name="P160" svg:width="0.0012in" svg:height="0.0213in"><text:p/></draw:rect></text:p>
      <text:p text:style-name="P158"><text:bookmark text:name="_hicg9r54iqic"/><text:span text:style-name="T3">9. Advanced SQL Features</text:span></text:p>
      <text:list xml:id="list2951756122" text:style-name="WWNum17">
        <text:list-item>
          <text:p text:style-name="P42">Add support for:<text:line-break/></text:p>
          <text:list>
            <text:list-item>
              <text:p text:style-name="P134"><text:span text:style-name="T1">Joins</text:span>: Combine rows from multiple tables.</text:p>
            </text:list-item>
            <text:list-item>
              <text:p text:style-name="P134"><text:span text:style-name="T1">Aggregation</text:span>: <text:span text:style-name="T4">SUM</text:span>, <text:span text:style-name="T4">COUNT</text:span>, <text:span text:style-name="T4">AVG</text:span>.</text:p>
            </text:list-item>
            <text:list-item>
              <text:p text:style-name="P134"><text:span text:style-name="T1">Sorting and Grouping</text:span>: <text:span text:style-name="T4">ORDER BY</text:span> and <text:span text:style-name="T4">GROUP BY</text:span>.</text:p>
            </text:list-item>
          </text:list>
        </text:list-item>
        <text:list-item>
          <text:p text:style-name="P110">✅ <text:span text:style-name="T1">Goal</text:span>: Emulate core SQL functionality.<text:line-break/></text:p>
        </text:list-item>
      </text:list>
      <text:p text:style-name="Standard"><draw:rect text:anchor-type="as-char" style:rel-width="100%" draw:z-index="39" draw:style-name="gr1" draw:text-style-name="P160" svg:width="0.0012in" svg:height="0.0213in"><text:p/></draw:rect></text:p>
      <text:p text:style-name="P159"><text:bookmark text:name="_kivjshv3ieu8"/><text:span text:style-name="T2">Why Follow This Roadmap?</text:span></text:p>
      <text:p text:style-name="P121">This roadmap gives you a structured way to <text:span text:style-name="T1">incrementally build features</text:span>. At each stage, you’ll:</text:p>
      <text:list xml:id="list2668981573" text:style-name="WWNum27">
        <text:list-item>
          <text:p text:style-name="P43">Learn fundamental concepts (e.g., indexing, transactions).</text:p>
        </text:list-item>
        <text:list-item>
          <text:p text:style-name="P72"><text:soft-page-break/>Improve your understanding of databases and SQL.</text:p>
        </text:list-item>
        <text:list-item>
          <text:p text:style-name="P111">Get a functioning product at every step.</text:p>
        </text:list-item>
      </text:list>
      <text:p text:style-name="P121">By the end, you’ll have a working in-memory database that reflects many real-world challenges faced by systems like H2 or SQLite.</text:p>
      <text:p text:style-name="Standard"><draw:rect text:anchor-type="as-char" style:rel-width="100%" draw:z-index="40" draw:style-name="gr1" draw:text-style-name="P160" svg:width="0.0012in" svg:height="0.0213in"><text:p/></draw:rect></text:p>
      <text:p text:style-name="P159"><text:bookmark text:name="_n1wphr2n2tyl"/><text:span text:style-name="T2">Start Small, Iterate Often</text:span></text:p>
      <text:p text:style-name="P121">You can start with just <text:span text:style-name="T1">Tables and CRUD</text:span> (steps 1-2), and you’ll already have something cool! Then, iterate feature by feature. Treat it like an <text:span text:style-name="T1">iterative project</text:span>:</text:p>
      <text:list xml:id="list2342023098" text:style-name="WWNum1">
        <text:list-item>
          <text:p text:style-name="P120">Start → Test → Add a new feature → Test again → Optimize.</text:p>
        </text:list-item>
      </text:list>
      <text:p text:style-name="P121">It's a fantastic learning journey, and you'll gain deep insights into how databases work under the hood! 🚀</text:p>
      <text:p text:style-name="Standard"/>
      <text:p text:style-name="Standard"><text:span text:style-name="T1">Now this is weird question. Suppose I am in a remote village, with no internet. How can I write this project, without having access to you and internet. What books would you suggest for me to have?</text:span></text:p>
      <text:p text:style-name="Standard"/>
      <text:p text:style-name="P2">That's not a weird question at all—it’s practical! Being able to work offline is a great idea, especially when learning or building foundational projects like an in-memory database.</text:p>
      <text:p text:style-name="P121">Here’s a <text:span text:style-name="T1">list of books</text:span> you can keep with you to guide you step-by-step through the process and deepen your knowledge of databases, programming, and system design:</text:p>
      <text:p text:style-name="Standard"><draw:rect text:anchor-type="as-char" style:rel-width="100%" draw:z-index="41" draw:style-name="gr1" draw:text-style-name="P160" svg:width="0.0012in" svg:height="0.0213in"><text:p/></draw:rect></text:p>
      <text:p text:style-name="P159"><text:bookmark text:name="_5kfxpz2t9f3z"/><text:span text:style-name="T2">Core Books for Database Concepts</text:span></text:p>
      <text:list xml:id="list626626014" text:style-name="WWNum26">
        <text:list-item>
          <text:p text:style-name="P44"><text:span text:style-name="T1">"Database System Concepts" by Abraham Silberschatz, Henry F. Korth, and S. Sudarshan<text:line-break/></text:span></text:p>
          <text:list>
            <text:list-item>
              <text:p text:style-name="P135"><text:span text:style-name="T1">Why?<text:line-break/></text:span> This is the gold standard for understanding database systems. It covers relational models, transactions, indexing, concurrency control, and more. Even though it's theoretical, it provides a foundation for what you're trying to build.<text:line-break/></text:p>
            </text:list-item>
            <text:list-item>
              <text:p text:style-name="P135"><text:span text:style-name="T1">Key Chapters for You</text:span>:<text:line-break/></text:p>
              <text:list>
                <text:list-item>
                  <text:p text:style-name="P156">Relational Model and Algebra</text:p>
                </text:list-item>
                <text:list-item>
                  <text:p text:style-name="P156">Indexing and Hashing</text:p>
                </text:list-item>
                <text:list-item>
                  <text:p text:style-name="P156">Query Processing and Optimization</text:p>
                </text:list-item>
                <text:list-item>
                  <text:p text:style-name="P156"><text:soft-page-break/>Transactions and Concurrency Control</text:p>
                </text:list-item>
              </text:list>
            </text:list-item>
          </text:list>
        </text:list-item>
        <text:list-item>
          <text:p text:style-name="P73"><text:span text:style-name="T1">"SQL Performance Explained" by Markus Winand<text:line-break/></text:span></text:p>
          <text:list>
            <text:list-item>
              <text:p text:style-name="P135"><text:span text:style-name="T1">Why?<text:line-break/></text:span> It dives into SQL execution, indexing, and query optimization, helping you understand how to implement efficient queries in your database. It’s not about "building a database" but will teach you how databases think.</text:p>
            </text:list-item>
          </text:list>
        </text:list-item>
        <text:list-item>
          <text:p text:style-name="P73"><text:span text:style-name="T1">"Readings in Database Systems" (The Red Book) edited by Peter Bailis, Joseph M. Hellerstein, and Michael Stonebraker<text:line-break/></text:span></text:p>
          <text:list>
            <text:list-item>
              <text:p text:style-name="P135"><text:span text:style-name="T1">Why?<text:line-break/></text:span> This is a collection of fundamental papers on database systems. It explains the history and evolution of databases, relational theory, and newer concepts.</text:p>
            </text:list-item>
            <text:list-item>
              <text:p text:style-name="P150"><text:span text:style-name="T1">Bonus</text:span>: It’s dense but timeless, offering ideas for your system's architecture.</text:p>
            </text:list-item>
          </text:list>
        </text:list-item>
      </text:list>
      <text:p text:style-name="Standard"><draw:rect text:anchor-type="as-char" style:rel-width="100%" draw:z-index="42" draw:style-name="gr1" draw:text-style-name="P160" svg:width="0.0012in" svg:height="0.0213in"><text:p/></draw:rect></text:p>
      <text:p text:style-name="P159"><text:bookmark text:name="_zeithigcc52p"/><text:span text:style-name="T2">Books for Data Structures and Algorithms</text:span></text:p>
      <text:p text:style-name="P121">Implementing a database requires a solid understanding of <text:span text:style-name="T1">data structures</text:span> and <text:span text:style-name="T1">algorithms</text:span> since you'll deal with tables, indexing, searches, and memory management.</text:p>
      <text:list xml:id="list3811525704" text:style-name="WWNum35">
        <text:list-item>
          <text:p text:style-name="P45"><text:span text:style-name="T1">"Introduction to Algorithms" by Cormen, Leiserson, Rivest, and Stein (CLRS)<text:line-break/></text:span></text:p>
          <text:list>
            <text:list-item>
              <text:p text:style-name="P136"><text:span text:style-name="T1">Why?<text:line-break/></text:span> Known as the "bible" for algorithms, it covers the data structures you'll use:</text:p>
              <text:list>
                <text:list-item>
                  <text:p text:style-name="P157"><text:span text:style-name="T1">Hash maps</text:span> for fast lookups.</text:p>
                </text:list-item>
                <text:list-item>
                  <text:p text:style-name="P157"><text:span text:style-name="T1">Trees</text:span> (e.g., B-trees, AVL) for indexing.</text:p>
                </text:list-item>
                <text:list-item>
                  <text:p text:style-name="P157">Searching and sorting algorithms.</text:p>
                </text:list-item>
              </text:list>
            </text:list-item>
            <text:list-item>
              <text:p text:style-name="P136"><text:span text:style-name="T1">Key Chapters for You</text:span>:</text:p>
              <text:list>
                <text:list-item>
                  <text:p text:style-name="P157">Hash Tables</text:p>
                </text:list-item>
                <text:list-item>
                  <text:p text:style-name="P157">Binary Search Trees</text:p>
                </text:list-item>
                <text:list-item>
                  <text:p text:style-name="P157">Sorting and Searching Algorithms</text:p>
                </text:list-item>
              </text:list>
            </text:list-item>
          </text:list>
        </text:list-item>
        <text:list-item>
          <text:p text:style-name="P74"><text:span text:style-name="T1">"Algorithms" by Robert Sedgewick and Kevin Wayne<text:line-break/></text:span></text:p>
          <text:list>
            <text:list-item>
              <text:p text:style-name="P136"><text:span text:style-name="T1">Why?<text:line-break/></text:span> This book is more practical than CLRS and includes real-world Java code examples, which are super handy.</text:p>
            </text:list-item>
          </text:list>
        </text:list-item>
        <text:list-item>
          <text:p text:style-name="P74"><text:span text:style-name="T1">"Data Structures and Algorithms in Java" by Robert Lafore<text:line-break/></text:span></text:p>
          <text:list>
            <text:list-item>
              <text:p text:style-name="P151"><text:soft-page-break/><text:span text:style-name="T1">Why?<text:line-break/></text:span> It’s beginner-friendly and specifically focuses on Java implementations of data structures. It can directly help you write code for tables, indexes, and transactions.</text:p>
            </text:list-item>
          </text:list>
        </text:list-item>
      </text:list>
      <text:p text:style-name="Standard"><draw:rect text:anchor-type="as-char" style:rel-width="100%" draw:z-index="43" draw:style-name="gr1" draw:text-style-name="P160" svg:width="0.0012in" svg:height="0.0213in"><text:p/></draw:rect></text:p>
      <text:p text:style-name="P159"><text:bookmark text:name="_x4cnmvst3f0q"/><text:span text:style-name="T2">Books for Java Programming</text:span></text:p>
      <text:p text:style-name="P121">Since you’re implementing this in Java, you need a strong grip on the language itself.</text:p>
      <text:list xml:id="list3021897204" text:style-name="WWNum18">
        <text:list-item>
          <text:p text:style-name="P46"><text:span text:style-name="T1">"Effective Java" by Joshua Bloch<text:line-break/></text:span></text:p>
          <text:list>
            <text:list-item>
              <text:p text:style-name="P137"><text:span text:style-name="T1">Why?<text:line-break/></text:span> This book is essential for writing clean, efficient, and well-optimized Java code. You’ll learn about best practices, especially around collections, concurrency, and memory.</text:p>
            </text:list-item>
          </text:list>
        </text:list-item>
        <text:list-item>
          <text:p text:style-name="P75"><text:span text:style-name="T1">"Java Concurrency in Practice" by Brian Goetz<text:line-break/></text:span></text:p>
          <text:list>
            <text:list-item>
              <text:p text:style-name="P152"><text:span text:style-name="T1">Why?<text:line-break/></text:span> If you plan to add <text:span text:style-name="T1">concurrency</text:span> (handling multiple threads), this book is your guide to avoiding race conditions, ensuring thread safety, and understanding locks.</text:p>
            </text:list-item>
          </text:list>
        </text:list-item>
      </text:list>
      <text:p text:style-name="Standard"><draw:rect text:anchor-type="as-char" style:rel-width="100%" draw:z-index="44" draw:style-name="gr1" draw:text-style-name="P160" svg:width="0.0012in" svg:height="0.0213in"><text:p/></draw:rect></text:p>
      <text:p text:style-name="P159"><text:bookmark text:name="_90qzgpslhhm"/><text:span text:style-name="T2">Books for System Design</text:span></text:p>
      <text:p text:style-name="P121">Understanding system design concepts helps you structure your database and handle growing complexity.</text:p>
      <text:list xml:id="list2381488842" text:style-name="WWNum13">
        <text:list-item>
          <text:p text:style-name="P47"><text:span text:style-name="T1">"Designing Data-Intensive Applications" by Martin Kleppmann<text:line-break/></text:span></text:p>
          <text:list>
            <text:list-item>
              <text:p text:style-name="P138"><text:span text:style-name="T1">Why?<text:line-break/></text:span> This book explains how modern databases work, including storage, indexing, transactions, and distributed systems. It's practical, and while it doesn't teach you to code, it gives you clear direction for your architecture.</text:p>
            </text:list-item>
          </text:list>
        </text:list-item>
        <text:list-item>
          <text:p text:style-name="P76"><text:span text:style-name="T1">"Clean Architecture" by Robert C. Martin<text:line-break/></text:span></text:p>
        </text:list-item>
      </text:list>
      <text:list xml:id="list3427631147" text:style-name="WWNum37">
        <text:list-item>
          <text:p text:style-name="P112"><text:span text:style-name="T1">Why?<text:line-break/></text:span> As your project grows, you’ll need a modular and maintainable structure. This book helps you design systems that are clean, scalable, and easy to extend.</text:p>
        </text:list-item>
      </text:list>
      <text:p text:style-name="Standard"><draw:rect text:anchor-type="as-char" style:rel-width="100%" draw:z-index="45" draw:style-name="gr1" draw:text-style-name="P160" svg:width="0.0012in" svg:height="0.0213in"><text:p/></draw:rect></text:p>
      <text:p text:style-name="P159"><text:bookmark text:name="_350innl6lmte"/><text:span text:style-name="T2">Books for SQL</text:span></text:p>
      <text:p text:style-name="P121">Even though you're writing the database, you’ll need to understand SQL deeply to parse and execute queries.</text:p>
      <text:list xml:id="list738785703" text:style-name="WWNum22">
        <text:list-item>
          <text:p text:style-name="P48"><text:span text:style-name="T1">"SQL for Smarties" by Joe Celko</text:span></text:p>
        </text:list-item>
      </text:list>
      <text:list xml:id="list2100113363" text:style-name="WWNum19">
        <text:list-item>
          <text:p text:style-name="P77"><text:span text:style-name="T1">Why?<text:line-break/></text:span> Joe Celko’s book dives into advanced SQL concepts, helping you understand what kinds of queries your database will need to handle.</text:p>
        </text:list-item>
      </text:list>
      <text:list xml:id="list3550950954" text:style-name="WWNum9">
        <text:list-item>
          <text:p text:style-name="P78"><text:span text:style-name="T1">"Learning SQL" by Alan Beaulieu</text:span></text:p>
        </text:list-item>
      </text:list>
      <text:list xml:id="list1801817333" text:style-name="WWNum12">
        <text:list-item>
          <text:p text:style-name="P113"><text:soft-page-break/><text:span text:style-name="T1">Why?<text:line-break/></text:span> It’s beginner-friendly and explains SQL syntax, queries, and use cases clearly. Even though you’re building a parser, you’ll benefit from understanding how users interact with SQL.</text:p>
        </text:list-item>
      </text:list>
      <text:p text:style-name="Standard"><draw:rect text:anchor-type="as-char" style:rel-width="100%" draw:z-index="46" draw:style-name="gr1" draw:text-style-name="P160" svg:width="0.0012in" svg:height="0.0213in"><text:p/></draw:rect></text:p>
      <text:p text:style-name="P159"><text:bookmark text:name="_dv2jov6gir85"/><text:span text:style-name="T2">Extras for Fun and Inspiration</text:span></text:p>
      <text:p text:style-name="P121">These books will give you broader ideas about databases and inspire you to think like a system architect.</text:p>
      <text:list xml:id="list259911703" text:style-name="WWNum11">
        <text:list-item>
          <text:p text:style-name="P49"><text:span text:style-name="T1">"The Art of SQL" by Stéphane Faroult</text:span></text:p>
        </text:list-item>
      </text:list>
      <text:list xml:id="list3661707798" text:style-name="WWNum3">
        <text:list-item>
          <text:p text:style-name="P79">For understanding SQL patterns and design philosophy.</text:p>
        </text:list-item>
      </text:list>
      <text:list xml:id="list2647641486" text:style-name="WWNum32">
        <text:list-item>
          <text:p text:style-name="P80"><text:span text:style-name="T1">"Building Microservices" by Sam Newman</text:span></text:p>
        </text:list-item>
      </text:list>
      <text:list xml:id="list2636707252" text:style-name="WWNum29">
        <text:list-item>
          <text:p text:style-name="P114">If you decide to build your database into a service in the future.</text:p>
        </text:list-item>
      </text:list>
      <text:p text:style-name="Standard"><draw:rect text:anchor-type="as-char" style:rel-width="100%" draw:z-index="47" draw:style-name="gr1" draw:text-style-name="P160" svg:width="0.0012in" svg:height="0.0213in"><text:p/></draw:rect></text:p>
      <text:p text:style-name="P159"><text:bookmark text:name="_aj0u6dl21o6f"/><text:span text:style-name="T2">How to Approach This Project in Isolation</text:span></text:p>
      <text:list xml:id="list3244411382" text:style-name="WWNum49">
        <text:list-item>
          <text:p text:style-name="P50"><text:span text:style-name="T1">Core Books First</text:span>: Start with <text:span text:style-name="T1">"Database System Concepts"</text:span> and <text:span text:style-name="T1">"Data Structures and Algorithms in Java"</text:span> to solidify your foundations.</text:p>
        </text:list-item>
        <text:list-item>
          <text:p text:style-name="P81"><text:span text:style-name="T1">Incremental Building</text:span>:</text:p>
          <text:list>
            <text:list-item>
              <text:p text:style-name="P139">Implement tables, rows, and columns.</text:p>
            </text:list-item>
            <text:list-item>
              <text:p text:style-name="P139">Add indexing and basic querying.</text:p>
            </text:list-item>
          </text:list>
        </text:list-item>
        <text:list-item>
          <text:p text:style-name="P81"><text:span text:style-name="T1">Refer to "Effective Java"</text:span>: Optimize and clean up your code as you build.</text:p>
        </text:list-item>
        <text:list-item>
          <text:p text:style-name="P81"><text:span text:style-name="T1">Go Deeper</text:span>: Use <text:span text:style-name="T1">"Designing Data-Intensive Applications"</text:span> when tackling transactions, persistence, and more advanced features.</text:p>
        </text:list-item>
        <text:list-item>
          <text:p text:style-name="P115"><text:span text:style-name="T1">SQL Guidance</text:span>: Read <text:span text:style-name="T1">"Learning SQL"</text:span> to understand the queries your system will execute.</text:p>
        </text:list-item>
      </text:list>
      <text:p text:style-name="Standard"><draw:rect text:anchor-type="as-char" style:rel-width="100%" draw:z-index="48" draw:style-name="gr1" draw:text-style-name="P160" svg:width="0.0012in" svg:height="0.0213in"><text:p/></draw:rect></text:p>
      <text:p text:style-name="P159"><text:bookmark text:name="_16ts2uhavtjn"/><text:span text:style-name="T2">Conclusion</text:span></text:p>
      <text:p text:style-name="P121">With these books, you’ll have all the theory, examples, and guidance to build your project completely offline. Each book fills a specific role—whether it’s database theory, Java programming, or system design—so you can move forward confidently even without internet access.</text:p>
      <text:p text:style-name="P121">If you stick to this roadmap and these books, you’ll not only build your own in-memory database but also gain deep knowledge of how modern databases are built and optimized. Happy coding!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33" style:display-name="ListLabel 533"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13">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text:start-value="14">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9" meta:paragraph-count="543" meta:word-count="4371" meta:character-count="28402" meta:non-whitespace-character-count="23920"/>
    <meta:generator>LibreOfficeDev/6.0.5.2$Linux_X86_64 LibreOffice_project/</meta:generator>
  </office:meta>
</office:document-meta>
</file>